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df-3" table:style-name="ta1">
        <table:shapes>
          <draw:frame draw:z-index="0" draw:style-name="gr1" draw:text-style-name="P1" svg:width="159.99mm" svg:height="89.99mm" svg:x="46.16mm" svg:y="1mm">
            <loext:p draw:notify-on-update-of-ranges="'cdf-3'.A1:'cdf-3'.A549 'cdf-3'.B1:'cdf-3'.B5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42" calcext:value-type="float">
            <text:p>16242</text:p>
          </table:table-cell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16241" calcext:value-type="float">
            <text:p>16241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6240" calcext:value-type="float">
            <text:p>16240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office:value-type="float" office:value="16239" calcext:value-type="float">
            <text:p>16239</text:p>
          </table:table-cell>
        </table:table-row>
        <table:table-row table:style-name="ro1">
          <table:table-cell office:value-type="float" office:value="0.043" calcext:value-type="float">
            <text:p>0,043</text:p>
          </table:table-cell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6233" calcext:value-type="float">
            <text:p>16233</text:p>
          </table:table-cell>
        </table:table-row>
        <table:table-row table:style-name="ro1">
          <table:table-cell office:value-type="float" office:value="0.052" calcext:value-type="float">
            <text:p>0,052</text:p>
          </table:table-cell>
          <table:table-cell office:value-type="float" office:value="16232" calcext:value-type="float">
            <text:p>16232</text:p>
          </table:table-cell>
        </table:table-row>
        <table:table-row table:style-name="ro1">
          <table:table-cell office:value-type="float" office:value="0.055" calcext:value-type="float">
            <text:p>0,055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float" office:value="16229" calcext:value-type="float">
            <text:p>16229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office:value-type="float" office:value="16224" calcext:value-type="float">
            <text:p>16224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float" office:value="16223" calcext:value-type="float">
            <text:p>16223</text:p>
          </table:table-cell>
        </table:table-row>
        <table:table-row table:style-name="ro1">
          <table:table-cell office:value-type="float" office:value="0.062" calcext:value-type="float">
            <text:p>0,062</text:p>
          </table:table-cell>
          <table:table-cell office:value-type="float" office:value="16216" calcext:value-type="float">
            <text:p>16216</text:p>
          </table:table-cell>
        </table:table-row>
        <table:table-row table:style-name="ro1">
          <table:table-cell office:value-type="float" office:value="0.066" calcext:value-type="float">
            <text:p>0,066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16186" calcext:value-type="float">
            <text:p>16186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16185" calcext:value-type="float">
            <text:p>16185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16158" calcext:value-type="float">
            <text:p>16158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6153" calcext:value-type="float">
            <text:p>16153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float" office:value="16151" calcext:value-type="float">
            <text:p>16151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16099" calcext:value-type="float">
            <text:p>16099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float" office:value="16096" calcext:value-type="float">
            <text:p>16096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16094" calcext:value-type="float">
            <text:p>16094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6027" calcext:value-type="float">
            <text:p>16027</text:p>
          </table:table-cell>
        </table:table-row>
        <table:table-row table:style-name="ro1">
          <table:table-cell office:value-type="float" office:value="0.091" calcext:value-type="float">
            <text:p>0,091</text:p>
          </table:table-cell>
          <table:table-cell office:value-type="float" office:value="16026" calcext:value-type="float">
            <text:p>16026</text:p>
          </table:table-cell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16024" calcext:value-type="float">
            <text:p>16024</text:p>
          </table:table-cell>
        </table:table-row>
        <table:table-row table:style-name="ro1">
          <table:table-cell office:value-type="float" office:value="0.094" calcext:value-type="float">
            <text:p>0,094</text:p>
          </table:table-cell>
          <table:table-cell office:value-type="float" office:value="16023" calcext:value-type="float">
            <text:p>16023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16018" calcext:value-type="float">
            <text:p>16018</text:p>
          </table:table-cell>
        </table:table-row>
        <table:table-row table:style-name="ro1">
          <table:table-cell office:value-type="float" office:value="0.098" calcext:value-type="float">
            <text:p>0,098</text:p>
          </table:table-cell>
          <table:table-cell office:value-type="float" office:value="16016" calcext:value-type="float">
            <text:p>1601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5914" calcext:value-type="float">
            <text:p>15914</text:p>
          </table:table-cell>
        </table:table-row>
        <table:table-row table:style-name="ro1">
          <table:table-cell office:value-type="float" office:value="0.101" calcext:value-type="float">
            <text:p>0,101</text:p>
          </table:table-cell>
          <table:table-cell office:value-type="float" office:value="15913" calcext:value-type="float">
            <text:p>15913</text:p>
          </table:table-cell>
        </table:table-row>
        <table:table-row table:style-name="ro1">
          <table:table-cell office:value-type="float" office:value="0.103" calcext:value-type="float">
            <text:p>0,103</text:p>
          </table:table-cell>
          <table:table-cell office:value-type="float" office:value="15909" calcext:value-type="float">
            <text:p>15909</text:p>
          </table:table-cell>
        </table:table-row>
        <table:table-row table:style-name="ro1">
          <table:table-cell office:value-type="float" office:value="0.104" calcext:value-type="float">
            <text:p>0,104</text:p>
          </table:table-cell>
          <table:table-cell office:value-type="float" office:value="15907" calcext:value-type="float">
            <text:p>15907</text:p>
          </table:table-cell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15890" calcext:value-type="float">
            <text:p>15890</text:p>
          </table:table-cell>
        </table:table-row>
        <table:table-row table:style-name="ro1">
          <table:table-cell office:value-type="float" office:value="0.106" calcext:value-type="float">
            <text:p>0,106</text:p>
          </table:table-cell>
          <table:table-cell office:value-type="float" office:value="15889" calcext:value-type="float">
            <text:p>15889</text:p>
          </table:table-cell>
        </table:table-row>
        <table:table-row table:style-name="ro1">
          <table:table-cell office:value-type="float" office:value="0.107" calcext:value-type="float">
            <text:p>0,107</text:p>
          </table:table-cell>
          <table:table-cell office:value-type="float" office:value="15888" calcext:value-type="float">
            <text:p>15888</text:p>
          </table:table-cell>
        </table:table-row>
        <table:table-row table:style-name="ro1">
          <table:table-cell office:value-type="float" office:value="0.108" calcext:value-type="float">
            <text:p>0,108</text:p>
          </table:table-cell>
          <table:table-cell office:value-type="float" office:value="15886" calcext:value-type="float">
            <text:p>15886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float" office:value="15729" calcext:value-type="float">
            <text:p>15729</text:p>
          </table:table-cell>
        </table:table-row>
        <table:table-row table:style-name="ro1">
          <table:table-cell office:value-type="float" office:value="0.113" calcext:value-type="float">
            <text:p>0,113</text:p>
          </table:table-cell>
          <table:table-cell office:value-type="float" office:value="15727" calcext:value-type="float">
            <text:p>1572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office:value-type="float" office:value="15724" calcext:value-type="float">
            <text:p>15724</text:p>
          </table:table-cell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float" office:value="15714" calcext:value-type="float">
            <text:p>15714</text:p>
          </table:table-cell>
        </table:table-row>
        <table:table-row table:style-name="ro1">
          <table:table-cell office:value-type="float" office:value="0.116" calcext:value-type="float">
            <text:p>0,116</text:p>
          </table:table-cell>
          <table:table-cell office:value-type="float" office:value="15713" calcext:value-type="float">
            <text:p>15713</text:p>
          </table:table-cell>
        </table:table-row>
        <table:table-row table:style-name="ro1">
          <table:table-cell office:value-type="float" office:value="0.117" calcext:value-type="float">
            <text:p>0,117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float" office:value="0.118" calcext:value-type="float">
            <text:p>0,118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office:value-type="float" office:value="0.119" calcext:value-type="float">
            <text:p>0,119</text:p>
          </table:table-cell>
          <table:table-cell office:value-type="float" office:value="15687" calcext:value-type="float">
            <text:p>15687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5678" calcext:value-type="float">
            <text:p>15678</text:p>
          </table:table-cell>
        </table:table-row>
        <table:table-row table:style-name="ro1">
          <table:table-cell office:value-type="float" office:value="0.121" calcext:value-type="float">
            <text:p>0,121</text:p>
          </table:table-cell>
          <table:table-cell office:value-type="float" office:value="15672" calcext:value-type="float">
            <text:p>15672</text:p>
          </table:table-cell>
        </table:table-row>
        <table:table-row table:style-name="ro1">
          <table:table-cell office:value-type="float" office:value="0.122" calcext:value-type="float">
            <text:p>0,122</text:p>
          </table:table-cell>
          <table:table-cell office:value-type="float" office:value="15669" calcext:value-type="float">
            <text:p>15669</text:p>
          </table:table-cell>
        </table:table-row>
        <table:table-row table:style-name="ro1">
          <table:table-cell office:value-type="float" office:value="0.123" calcext:value-type="float">
            <text:p>0,123</text:p>
          </table:table-cell>
          <table:table-cell office:value-type="float" office:value="15667" calcext:value-type="float">
            <text:p>15667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0.127" calcext:value-type="float">
            <text:p>0,127</text:p>
          </table:table-cell>
          <table:table-cell office:value-type="float" office:value="15411" calcext:value-type="float">
            <text:p>15411</text:p>
          </table:table-cell>
        </table:table-row>
        <table:table-row table:style-name="ro1">
          <table:table-cell office:value-type="float" office:value="0.128" calcext:value-type="float">
            <text:p>0,128</text:p>
          </table:table-cell>
          <table:table-cell office:value-type="float" office:value="15409" calcext:value-type="float">
            <text:p>15409</text:p>
          </table:table-cell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float" office:value="15407" calcext:value-type="float">
            <text:p>15407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office:value-type="float" office:value="15394" calcext:value-type="float">
            <text:p>15394</text:p>
          </table:table-cell>
        </table:table-row>
        <table:table-row table:style-name="ro1">
          <table:table-cell office:value-type="float" office:value="0.132" calcext:value-type="float">
            <text:p>0,132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15357" calcext:value-type="float">
            <text:p>15357</text:p>
          </table:table-cell>
        </table:table-row>
        <table:table-row table:style-name="ro1">
          <table:table-cell office:value-type="float" office:value="0.134" calcext:value-type="float">
            <text:p>0,134</text:p>
          </table:table-cell>
          <table:table-cell office:value-type="float" office:value="15355" calcext:value-type="float">
            <text:p>15355</text:p>
          </table:table-cell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15353" calcext:value-type="float">
            <text:p>15353</text:p>
          </table:table-cell>
        </table:table-row>
        <table:table-row table:style-name="ro1">
          <table:table-cell office:value-type="float" office:value="0.136" calcext:value-type="float">
            <text:p>0,136</text:p>
          </table:table-cell>
          <table:table-cell office:value-type="float" office:value="15339" calcext:value-type="float">
            <text:p>15339</text:p>
          </table:table-cell>
        </table:table-row>
        <table:table-row table:style-name="ro1">
          <table:table-cell office:value-type="float" office:value="0.137" calcext:value-type="float">
            <text:p>0,137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0.138" calcext:value-type="float">
            <text:p>0,138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0.142" calcext:value-type="float">
            <text:p>0,142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float" office:value="0.144" calcext:value-type="float">
            <text:p>0,144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float" office:value="0.145" calcext:value-type="float">
            <text:p>0,145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1">
          <table:table-cell office:value-type="float" office:value="0.146" calcext:value-type="float">
            <text:p>0,146</text:p>
          </table:table-cell>
          <table:table-cell office:value-type="float" office:value="14934" calcext:value-type="float">
            <text:p>14934</text:p>
          </table:table-cell>
        </table:table-row>
        <table:table-row table:style-name="ro1">
          <table:table-cell office:value-type="float" office:value="0.148" calcext:value-type="float">
            <text:p>0,148</text:p>
          </table:table-cell>
          <table:table-cell office:value-type="float" office:value="14932" calcext:value-type="float">
            <text:p>1493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4915" calcext:value-type="float">
            <text:p>14915</text:p>
          </table:table-cell>
        </table:table-row>
        <table:table-row table:style-name="ro1">
          <table:table-cell office:value-type="float" office:value="0.151" calcext:value-type="float">
            <text:p>0,151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0.152" calcext:value-type="float">
            <text:p>0,152</text:p>
          </table:table-cell>
          <table:table-cell office:value-type="float" office:value="14909" calcext:value-type="float">
            <text:p>14909</text:p>
          </table:table-cell>
        </table:table-row>
        <table:table-row table:style-name="ro1">
          <table:table-cell office:value-type="float" office:value="0.153" calcext:value-type="float">
            <text:p>0,153</text:p>
          </table:table-cell>
          <table:table-cell office:value-type="float" office:value="14824" calcext:value-type="float">
            <text:p>14824</text:p>
          </table:table-cell>
        </table:table-row>
        <table:table-row table:style-name="ro1">
          <table:table-cell office:value-type="float" office:value="0.156" calcext:value-type="float">
            <text:p>0,156</text:p>
          </table:table-cell>
          <table:table-cell office:value-type="float" office:value="14818" calcext:value-type="float">
            <text:p>14818</text:p>
          </table:table-cell>
        </table:table-row>
        <table:table-row table:style-name="ro1">
          <table:table-cell office:value-type="float" office:value="0.157" calcext:value-type="float">
            <text:p>0,157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14782" calcext:value-type="float">
            <text:p>14782</text:p>
          </table:table-cell>
        </table:table-row>
        <table:table-row table:style-name="ro1">
          <table:table-cell office:value-type="float" office:value="0.161" calcext:value-type="float">
            <text:p>0,161</text:p>
          </table:table-cell>
          <table:table-cell office:value-type="float" office:value="14774" calcext:value-type="float">
            <text:p>14774</text:p>
          </table:table-cell>
        </table:table-row>
        <table:table-row table:style-name="ro1">
          <table:table-cell office:value-type="float" office:value="0.162" calcext:value-type="float">
            <text:p>0,162</text:p>
          </table:table-cell>
          <table:table-cell office:value-type="float" office:value="14769" calcext:value-type="float">
            <text:p>14769</text:p>
          </table:table-cell>
        </table:table-row>
        <table:table-row table:style-name="ro1">
          <table:table-cell office:value-type="float" office:value="0.163" calcext:value-type="float">
            <text:p>0,163</text:p>
          </table:table-cell>
          <table:table-cell office:value-type="float" office:value="14765" calcext:value-type="float">
            <text:p>14765</text:p>
          </table:table-cell>
        </table:table-row>
        <table:table-row table:style-name="ro1">
          <table:table-cell office:value-type="float" office:value="0.164" calcext:value-type="float">
            <text:p>0,164</text:p>
          </table:table-cell>
          <table:table-cell office:value-type="float" office:value="14762" calcext:value-type="float">
            <text:p>14762</text:p>
          </table:table-cell>
        </table:table-row>
        <table:table-row table:style-name="ro1">
          <table:table-cell office:value-type="float" office:value="0.166" calcext:value-type="float">
            <text:p>0,166</text:p>
          </table:table-cell>
          <table:table-cell office:value-type="float" office:value="14160" calcext:value-type="float">
            <text:p>14160</text:p>
          </table:table-cell>
        </table:table-row>
        <table:table-row table:style-name="ro1">
          <table:table-cell office:value-type="float" office:value="0.168" calcext:value-type="float">
            <text:p>0,168</text:p>
          </table:table-cell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0.169" calcext:value-type="float">
            <text:p>0,169</text:p>
          </table:table-cell>
          <table:table-cell office:value-type="float" office:value="14157" calcext:value-type="float">
            <text:p>14157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14152" calcext:value-type="float">
            <text:p>14152</text:p>
          </table:table-cell>
        </table:table-row>
        <table:table-row table:style-name="ro1">
          <table:table-cell office:value-type="float" office:value="0.171" calcext:value-type="float">
            <text:p>0,171</text:p>
          </table:table-cell>
          <table:table-cell office:value-type="float" office:value="14145" calcext:value-type="float">
            <text:p>14145</text:p>
          </table:table-cell>
        </table:table-row>
        <table:table-row table:style-name="ro1">
          <table:table-cell office:value-type="float" office:value="0.172" calcext:value-type="float">
            <text:p>0,172</text:p>
          </table:table-cell>
          <table:table-cell office:value-type="float" office:value="14137" calcext:value-type="float">
            <text:p>14137</text:p>
          </table:table-cell>
        </table:table-row>
        <table:table-row table:style-name="ro1">
          <table:table-cell office:value-type="float" office:value="0.173" calcext:value-type="float">
            <text:p>0,173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float" office:value="0.174" calcext:value-type="float">
            <text:p>0,174</text:p>
          </table:table-cell>
          <table:table-cell office:value-type="float" office:value="14119" calcext:value-type="float">
            <text:p>14119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4118" calcext:value-type="float">
            <text:p>14118</text:p>
          </table:table-cell>
        </table:table-row>
        <table:table-row table:style-name="ro1">
          <table:table-cell office:value-type="float" office:value="0.176" calcext:value-type="float">
            <text:p>0,176</text:p>
          </table:table-cell>
          <table:table-cell office:value-type="float" office:value="14077" calcext:value-type="float">
            <text:p>14077</text:p>
          </table:table-cell>
        </table:table-row>
        <table:table-row table:style-name="ro1">
          <table:table-cell office:value-type="float" office:value="0.177" calcext:value-type="float">
            <text:p>0,177</text:p>
          </table:table-cell>
          <table:table-cell office:value-type="float" office:value="14076" calcext:value-type="float">
            <text:p>14076</text:p>
          </table:table-cell>
        </table:table-row>
        <table:table-row table:style-name="ro1">
          <table:table-cell office:value-type="float" office:value="0.178" calcext:value-type="float">
            <text:p>0,178</text:p>
          </table:table-cell>
          <table:table-cell office:value-type="float" office:value="14071" calcext:value-type="float">
            <text:p>14071</text:p>
          </table:table-cell>
        </table:table-row>
        <table:table-row table:style-name="ro1">
          <table:table-cell office:value-type="float" office:value="0.179" calcext:value-type="float">
            <text:p>0,179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float" office:value="0.181" calcext:value-type="float">
            <text:p>0,181</text:p>
          </table:table-cell>
          <table:table-cell office:value-type="float" office:value="13896" calcext:value-type="float">
            <text:p>13896</text:p>
          </table:table-cell>
        </table:table-row>
        <table:table-row table:style-name="ro1">
          <table:table-cell office:value-type="float" office:value="0.182" calcext:value-type="float">
            <text:p>0,182</text:p>
          </table:table-cell>
          <table:table-cell office:value-type="float" office:value="13894" calcext:value-type="float">
            <text:p>13894</text:p>
          </table:table-cell>
        </table:table-row>
        <table:table-row table:style-name="ro1">
          <table:table-cell office:value-type="float" office:value="0.183" calcext:value-type="float">
            <text:p>0,183</text:p>
          </table:table-cell>
          <table:table-cell office:value-type="float" office:value="13892" calcext:value-type="float">
            <text:p>13892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13887" calcext:value-type="float">
            <text:p>13887</text:p>
          </table:table-cell>
        </table:table-row>
        <table:table-row table:style-name="ro1">
          <table:table-cell office:value-type="float" office:value="0.186" calcext:value-type="float">
            <text:p>0,186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float" office:value="0.187" calcext:value-type="float">
            <text:p>0,187</text:p>
          </table:table-cell>
          <table:table-cell office:value-type="float" office:value="13833" calcext:value-type="float">
            <text:p>13833</text:p>
          </table:table-cell>
        </table:table-row>
        <table:table-row table:style-name="ro1">
          <table:table-cell office:value-type="float" office:value="0.188" calcext:value-type="float">
            <text:p>0,188</text:p>
          </table:table-cell>
          <table:table-cell office:value-type="float" office:value="13830" calcext:value-type="float">
            <text:p>13830</text:p>
          </table:table-cell>
        </table:table-row>
        <table:table-row table:style-name="ro1">
          <table:table-cell office:value-type="float" office:value="0.189" calcext:value-type="float">
            <text:p>0,189</text:p>
          </table:table-cell>
          <table:table-cell office:value-type="float" office:value="13823" calcext:value-type="float">
            <text:p>13823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3801" calcext:value-type="float">
            <text:p>13801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0.192" calcext:value-type="float">
            <text:p>0,192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  <table:table-cell office:value-type="float" office:value="13783" calcext:value-type="float">
            <text:p>13783</text:p>
          </table:table-cell>
        </table:table-row>
        <table:table-row table:style-name="ro1">
          <table:table-cell office:value-type="float" office:value="0.194" calcext:value-type="float">
            <text:p>0,194</text:p>
          </table:table-cell>
          <table:table-cell office:value-type="float" office:value="13773" calcext:value-type="float">
            <text:p>13773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  <table:table-cell office:value-type="float" office:value="13764" calcext:value-type="float">
            <text:p>13764</text:p>
          </table:table-cell>
        </table:table-row>
        <table:table-row table:style-name="ro1">
          <table:table-cell office:value-type="float" office:value="0.196" calcext:value-type="float">
            <text:p>0,196</text:p>
          </table:table-cell>
          <table:table-cell office:value-type="float" office:value="13763" calcext:value-type="float">
            <text:p>13763</text:p>
          </table:table-cell>
        </table:table-row>
        <table:table-row table:style-name="ro1">
          <table:table-cell office:value-type="float" office:value="0.198" calcext:value-type="float">
            <text:p>0,198</text:p>
          </table:table-cell>
          <table:table-cell office:value-type="float" office:value="13762" calcext:value-type="float">
            <text:p>1376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855" calcext:value-type="float">
            <text:p>12855</text:p>
          </table:table-cell>
        </table:table-row>
        <table:table-row table:style-name="ro1">
          <table:table-cell office:value-type="float" office:value="0.201" calcext:value-type="float">
            <text:p>0,201</text:p>
          </table:table-cell>
          <table:table-cell office:value-type="float" office:value="12854" calcext:value-type="float">
            <text:p>12854</text:p>
          </table:table-cell>
        </table:table-row>
        <table:table-row table:style-name="ro1">
          <table:table-cell office:value-type="float" office:value="0.202" calcext:value-type="float">
            <text:p>0,202</text:p>
          </table:table-cell>
          <table:table-cell office:value-type="float" office:value="12853" calcext:value-type="float">
            <text:p>12853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float" office:value="12850" calcext:value-type="float">
            <text:p>12850</text:p>
          </table:table-cell>
        </table:table-row>
        <table:table-row table:style-name="ro1">
          <table:table-cell office:value-type="float" office:value="0.204" calcext:value-type="float">
            <text:p>0,204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float" office:value="0.205" calcext:value-type="float">
            <text:p>0,205</text:p>
          </table:table-cell>
          <table:table-cell office:value-type="float" office:value="12840" calcext:value-type="float">
            <text:p>12840</text:p>
          </table:table-cell>
        </table:table-row>
        <table:table-row table:style-name="ro1">
          <table:table-cell office:value-type="float" office:value="0.206" calcext:value-type="float">
            <text:p>0,206</text:p>
          </table:table-cell>
          <table:table-cell office:value-type="float" office:value="12826" calcext:value-type="float">
            <text:p>12826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0.209" calcext:value-type="float">
            <text:p>0,209</text:p>
          </table:table-cell>
          <table:table-cell office:value-type="float" office:value="12812" calcext:value-type="float">
            <text:p>12812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2774" calcext:value-type="float">
            <text:p>12774</text:p>
          </table:table-cell>
        </table:table-row>
        <table:table-row table:style-name="ro1">
          <table:table-cell office:value-type="float" office:value="0.212" calcext:value-type="float">
            <text:p>0,212</text:p>
          </table:table-cell>
          <table:table-cell office:value-type="float" office:value="12765" calcext:value-type="float">
            <text:p>12765</text:p>
          </table:table-cell>
        </table:table-row>
        <table:table-row table:style-name="ro1">
          <table:table-cell office:value-type="float" office:value="0.214" calcext:value-type="float">
            <text:p>0,214</text:p>
          </table:table-cell>
          <table:table-cell office:value-type="float" office:value="12694" calcext:value-type="float">
            <text:p>12694</text:p>
          </table:table-cell>
        </table:table-row>
        <table:table-row table:style-name="ro1">
          <table:table-cell office:value-type="float" office:value="0.215" calcext:value-type="float">
            <text:p>0,215</text:p>
          </table:table-cell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float" office:value="12689" calcext:value-type="float">
            <text:p>12689</text:p>
          </table:table-cell>
        </table:table-row>
        <table:table-row table:style-name="ro1">
          <table:table-cell office:value-type="float" office:value="0.217" calcext:value-type="float">
            <text:p>0,217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0.218" calcext:value-type="float">
            <text:p>0,218</text:p>
          </table:table-cell>
          <table:table-cell office:value-type="float" office:value="12651" calcext:value-type="float">
            <text:p>12651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 office:value-type="float" office:value="0.222" calcext:value-type="float">
            <text:p>0,222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0.223" calcext:value-type="float">
            <text:p>0,223</text:p>
          </table:table-cell>
          <table:table-cell office:value-type="float" office:value="12391" calcext:value-type="float">
            <text:p>12391</text:p>
          </table:table-cell>
        </table:table-row>
        <table:table-row table:style-name="ro1">
          <table:table-cell office:value-type="float" office:value="0.224" calcext:value-type="float">
            <text:p>0,224</text:p>
          </table:table-cell>
          <table:table-cell office:value-type="float" office:value="12389" calcext:value-type="float">
            <text:p>12389</text:p>
          </table:table-cell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2375" calcext:value-type="float">
            <text:p>12375</text:p>
          </table:table-cell>
        </table:table-row>
        <table:table-row table:style-name="ro1">
          <table:table-cell office:value-type="float" office:value="0.226" calcext:value-type="float">
            <text:p>0,226</text:p>
          </table:table-cell>
          <table:table-cell office:value-type="float" office:value="12374" calcext:value-type="float">
            <text:p>12374</text:p>
          </table:table-cell>
        </table:table-row>
        <table:table-row table:style-name="ro1">
          <table:table-cell office:value-type="float" office:value="0.227" calcext:value-type="float">
            <text:p>0,227</text:p>
          </table:table-cell>
          <table:table-cell office:value-type="float" office:value="12351" calcext:value-type="float">
            <text:p>12351</text:p>
          </table:table-cell>
        </table:table-row>
        <table:table-row table:style-name="ro1">
          <table:table-cell office:value-type="float" office:value="0.228" calcext:value-type="float">
            <text:p>0,228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12343" calcext:value-type="float">
            <text:p>12343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2220" calcext:value-type="float">
            <text:p>12220</text:p>
          </table:table-cell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1">
          <table:table-cell office:value-type="float" office:value="0.232" calcext:value-type="float">
            <text:p>0,232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12207" calcext:value-type="float">
            <text:p>12207</text:p>
          </table:table-cell>
        </table:table-row>
        <table:table-row table:style-name="ro1">
          <table:table-cell office:value-type="float" office:value="0.234" calcext:value-type="float">
            <text:p>0,234</text:p>
          </table:table-cell>
          <table:table-cell office:value-type="float" office:value="12205" calcext:value-type="float">
            <text:p>12205</text:p>
          </table:table-cell>
        </table:table-row>
        <table:table-row table:style-name="ro1">
          <table:table-cell office:value-type="float" office:value="0.235" calcext:value-type="float">
            <text:p>0,235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0.236" calcext:value-type="float">
            <text:p>0,236</text:p>
          </table:table-cell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float" office:value="0.237" calcext:value-type="float">
            <text:p>0,237</text:p>
          </table:table-cell>
          <table:table-cell office:value-type="float" office:value="12135" calcext:value-type="float">
            <text:p>12135</text:p>
          </table:table-cell>
        </table:table-row>
        <table:table-row table:style-name="ro1">
          <table:table-cell office:value-type="float" office:value="0.238" calcext:value-type="float">
            <text:p>0,238</text:p>
          </table:table-cell>
          <table:table-cell office:value-type="float" office:value="12114" calcext:value-type="float">
            <text:p>12114</text:p>
          </table:table-cell>
        </table:table-row>
        <table:table-row table:style-name="ro1">
          <table:table-cell office:value-type="float" office:value="0.239" calcext:value-type="float">
            <text:p>0,239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2098" calcext:value-type="float">
            <text:p>12098</text:p>
          </table:table-cell>
        </table:table-row>
        <table:table-row table:style-name="ro1">
          <table:table-cell office:value-type="float" office:value="0.241" calcext:value-type="float">
            <text:p>0,241</text:p>
          </table:table-cell>
          <table:table-cell office:value-type="float" office:value="12089" calcext:value-type="float">
            <text:p>12089</text:p>
          </table:table-cell>
        </table:table-row>
        <table:table-row table:style-name="ro1">
          <table:table-cell office:value-type="float" office:value="0.242" calcext:value-type="float">
            <text:p>0,242</text:p>
          </table:table-cell>
          <table:table-cell office:value-type="float" office:value="12082" calcext:value-type="float">
            <text:p>12082</text:p>
          </table:table-cell>
        </table:table-row>
        <table:table-row table:style-name="ro1">
          <table:table-cell office:value-type="float" office:value="0.243" calcext:value-type="float">
            <text:p>0,24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1">
          <table:table-cell office:value-type="float" office:value="0.244" calcext:value-type="float">
            <text:p>0,244</text:p>
          </table:table-cell>
          <table:table-cell office:value-type="float" office:value="12071" calcext:value-type="float">
            <text:p>12071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office:value-type="float" office:value="12068" calcext:value-type="float">
            <text:p>12068</text:p>
          </table:table-cell>
        </table:table-row>
        <table:table-row table:style-name="ro1">
          <table:table-cell office:value-type="float" office:value="0.246" calcext:value-type="float">
            <text:p>0,246</text:p>
          </table:table-cell>
          <table:table-cell office:value-type="float" office:value="12066" calcext:value-type="float">
            <text:p>1206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float" office:value="0.251" calcext:value-type="float">
            <text:p>0,251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float" office:value="0.252" calcext:value-type="float">
            <text:p>0,252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float" office:value="0.253" calcext:value-type="float">
            <text:p>0,253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1">
          <table:table-cell office:value-type="float" office:value="0.254" calcext:value-type="float">
            <text:p>0,254</text:p>
          </table:table-cell>
          <table:table-cell office:value-type="float" office:value="10636" calcext:value-type="float">
            <text:p>10636</text:p>
          </table:table-cell>
        </table:table-row>
        <table:table-row table:style-name="ro1">
          <table:table-cell office:value-type="float" office:value="0.255" calcext:value-type="float">
            <text:p>0,255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float" office:value="0.256" calcext:value-type="float">
            <text:p>0,256</text:p>
          </table:table-cell>
          <table:table-cell office:value-type="float" office:value="10629" calcext:value-type="float">
            <text:p>10629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10623" calcext:value-type="float">
            <text:p>10623</text:p>
          </table:table-cell>
        </table:table-row>
        <table:table-row table:style-name="ro1">
          <table:table-cell office:value-type="float" office:value="0.258" calcext:value-type="float">
            <text:p>0,258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1">
          <table:table-cell office:value-type="float" office:value="0.259" calcext:value-type="float">
            <text:p>0,259</text:p>
          </table:table-cell>
          <table:table-cell office:value-type="float" office:value="10598" calcext:value-type="float">
            <text:p>10598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10580" calcext:value-type="float">
            <text:p>10580</text:p>
          </table:table-cell>
        </table:table-row>
        <table:table-row table:style-name="ro1">
          <table:table-cell office:value-type="float" office:value="0.261" calcext:value-type="float">
            <text:p>0,261</text:p>
          </table:table-cell>
          <table:table-cell office:value-type="float" office:value="10578" calcext:value-type="float">
            <text:p>10578</text:p>
          </table:table-cell>
        </table:table-row>
        <table:table-row table:style-name="ro1">
          <table:table-cell office:value-type="float" office:value="0.263" calcext:value-type="float">
            <text:p>0,263</text:p>
          </table:table-cell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0.264" calcext:value-type="float">
            <text:p>0,264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float" office:value="0.265" calcext:value-type="float">
            <text:p>0,265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0.266" calcext:value-type="float">
            <text:p>0,266</text:p>
          </table:table-cell>
          <table:table-cell office:value-type="float" office:value="10467" calcext:value-type="float">
            <text:p>10467</text:p>
          </table:table-cell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float" office:value="0.268" calcext:value-type="float">
            <text:p>0,268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float" office:value="0.269" calcext:value-type="float">
            <text:p>0,269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0442" calcext:value-type="float">
            <text:p>10442</text:p>
          </table:table-cell>
        </table:table-row>
        <table:table-row table:style-name="ro1">
          <table:table-cell office:value-type="float" office:value="0.271" calcext:value-type="float">
            <text:p>0,271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0.272" calcext:value-type="float">
            <text:p>0,272</text:p>
          </table:table-cell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0.273" calcext:value-type="float">
            <text:p>0,273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float" office:value="0.274" calcext:value-type="float">
            <text:p>0,274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float" office:value="0.276" calcext:value-type="float">
            <text:p>0,276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float" office:value="0.277" calcext:value-type="float">
            <text:p>0,277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1">
          <table:table-cell office:value-type="float" office:value="0.278" calcext:value-type="float">
            <text:p>0,278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float" office:value="0.279" calcext:value-type="float">
            <text:p>0,279</text:p>
          </table:table-cell>
          <table:table-cell office:value-type="float" office:value="10215" calcext:value-type="float">
            <text:p>10215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0205" calcext:value-type="float">
            <text:p>10205</text:p>
          </table:table-cell>
        </table:table-row>
        <table:table-row table:style-name="ro1">
          <table:table-cell office:value-type="float" office:value="0.281" calcext:value-type="float">
            <text:p>0,281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float" office:value="0.282" calcext:value-type="float">
            <text:p>0,282</text:p>
          </table:table-cell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0.283" calcext:value-type="float">
            <text:p>0,283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0.285" calcext:value-type="float">
            <text:p>0,285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float" office:value="0.286" calcext:value-type="float">
            <text:p>0,286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0.287" calcext:value-type="float">
            <text:p>0,287</text:p>
          </table:table-cell>
          <table:table-cell office:value-type="float" office:value="9715" calcext:value-type="float">
            <text:p>9715</text:p>
          </table:table-cell>
        </table:table-row>
        <table:table-row table:style-name="ro1">
          <table:table-cell office:value-type="float" office:value="0.288" calcext:value-type="float">
            <text:p>0,288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9699" calcext:value-type="float">
            <text:p>9699</text:p>
          </table:table-cell>
        </table:table-row>
        <table:table-row table:style-name="ro1">
          <table:table-cell office:value-type="float" office:value="0.291" calcext:value-type="float">
            <text:p>0,291</text:p>
          </table:table-cell>
          <table:table-cell office:value-type="float" office:value="9683" calcext:value-type="float">
            <text:p>9683</text:p>
          </table:table-cell>
        </table:table-row>
        <table:table-row table:style-name="ro1">
          <table:table-cell office:value-type="float" office:value="0.292" calcext:value-type="float">
            <text:p>0,292</text:p>
          </table:table-cell>
          <table:table-cell office:value-type="float" office:value="9678" calcext:value-type="float">
            <text:p>9678</text:p>
          </table:table-cell>
        </table:table-row>
        <table:table-row table:style-name="ro1">
          <table:table-cell office:value-type="float" office:value="0.293" calcext:value-type="float">
            <text:p>0,293</text:p>
          </table:table-cell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0.294" calcext:value-type="float">
            <text:p>0,294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0.295" calcext:value-type="float">
            <text:p>0,295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0.296" calcext:value-type="float">
            <text:p>0,296</text:p>
          </table:table-cell>
          <table:table-cell office:value-type="float" office:value="9624" calcext:value-type="float">
            <text:p>9624</text:p>
          </table:table-cell>
        </table:table-row>
        <table:table-row table:style-name="ro1">
          <table:table-cell office:value-type="float" office:value="0.297" calcext:value-type="float">
            <text:p>0,297</text:p>
          </table:table-cell>
          <table:table-cell office:value-type="float" office:value="9622" calcext:value-type="float">
            <text:p>9622</text:p>
          </table:table-cell>
        </table:table-row>
        <table:table-row table:style-name="ro1">
          <table:table-cell office:value-type="float" office:value="0.298" calcext:value-type="float">
            <text:p>0,298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float" office:value="0.301" calcext:value-type="float">
            <text:p>0,301</text:p>
          </table:table-cell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0.302" calcext:value-type="float">
            <text:p>0,302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float" office:value="0.303" calcext:value-type="float">
            <text:p>0,303</text:p>
          </table:table-cell>
          <table:table-cell office:value-type="float" office:value="9406" calcext:value-type="float">
            <text:p>9406</text:p>
          </table:table-cell>
        </table:table-row>
        <table:table-row table:style-name="ro1">
          <table:table-cell office:value-type="float" office:value="0.304" calcext:value-type="float">
            <text:p>0,304</text:p>
          </table:table-cell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float" office:value="0.305" calcext:value-type="float">
            <text:p>0,305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0.306" calcext:value-type="float">
            <text:p>0,306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0.307" calcext:value-type="float">
            <text:p>0,307</text:p>
          </table:table-cell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float" office:value="0.308" calcext:value-type="float">
            <text:p>0,308</text:p>
          </table:table-cell>
          <table:table-cell office:value-type="float" office:value="9282" calcext:value-type="float">
            <text:p>9282</text:p>
          </table:table-cell>
        </table:table-row>
        <table:table-row table:style-name="ro1">
          <table:table-cell office:value-type="float" office:value="0.309" calcext:value-type="float">
            <text:p>0,309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0.311" calcext:value-type="float">
            <text:p>0,311</text:p>
          </table:table-cell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0.312" calcext:value-type="float">
            <text:p>0,312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0.314" calcext:value-type="float">
            <text:p>0,314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0.317" calcext:value-type="float">
            <text:p>0,317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0.319" calcext:value-type="float">
            <text:p>0,319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0.321" calcext:value-type="float">
            <text:p>0,321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0.322" calcext:value-type="float">
            <text:p>0,322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0.323" calcext:value-type="float">
            <text:p>0,323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0.324" calcext:value-type="float">
            <text:p>0,324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9090" calcext:value-type="float">
            <text:p>9090</text:p>
          </table:table-cell>
        </table:table-row>
        <table:table-row table:style-name="ro1">
          <table:table-cell office:value-type="float" office:value="0.326" calcext:value-type="float">
            <text:p>0,326</text:p>
          </table:table-cell>
          <table:table-cell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0.327" calcext:value-type="float">
            <text:p>0,327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float" office:value="0.328" calcext:value-type="float">
            <text:p>0,328</text:p>
          </table:table-cell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0.329" calcext:value-type="float">
            <text:p>0,329</text:p>
          </table:table-cell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0.336" calcext:value-type="float">
            <text:p>0,336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0.338" calcext:value-type="float">
            <text:p>0,338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0.339" calcext:value-type="float">
            <text:p>0,339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0.341" calcext:value-type="float">
            <text:p>0,341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float" office:value="0.342" calcext:value-type="float">
            <text:p>0,342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0.343" calcext:value-type="float">
            <text:p>0,343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0.344" calcext:value-type="float">
            <text:p>0,344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0.345" calcext:value-type="float">
            <text:p>0,34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0.346" calcext:value-type="float">
            <text:p>0,346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0.347" calcext:value-type="float">
            <text:p>0,347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0.348" calcext:value-type="float">
            <text:p>0,348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0.349" calcext:value-type="float">
            <text:p>0,349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0.351" calcext:value-type="float">
            <text:p>0,351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0.352" calcext:value-type="float">
            <text:p>0,352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0.353" calcext:value-type="float">
            <text:p>0,353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float" office:value="0.354" calcext:value-type="float">
            <text:p>0,354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0.355" calcext:value-type="float">
            <text:p>0,355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0.357" calcext:value-type="float">
            <text:p>0,357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0.358" calcext:value-type="float">
            <text:p>0,358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0.361" calcext:value-type="float">
            <text:p>0,361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0.362" calcext:value-type="float">
            <text:p>0,362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0.363" calcext:value-type="float">
            <text:p>0,363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0.365" calcext:value-type="float">
            <text:p>0,36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0.366" calcext:value-type="float">
            <text:p>0,366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0.368" calcext:value-type="float">
            <text:p>0,368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0.369" calcext:value-type="float">
            <text:p>0,369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0.371" calcext:value-type="float">
            <text:p>0,371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0.372" calcext:value-type="float">
            <text:p>0,372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0.377" calcext:value-type="float">
            <text:p>0,377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0.378" calcext:value-type="float">
            <text:p>0,37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0.379" calcext:value-type="float">
            <text:p>0,379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0.381" calcext:value-type="float">
            <text:p>0,381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0.382" calcext:value-type="float">
            <text:p>0,382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float" office:value="0.383" calcext:value-type="float">
            <text:p>0,383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0.384" calcext:value-type="float">
            <text:p>0,384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0.386" calcext:value-type="float">
            <text:p>0,386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0.388" calcext:value-type="float">
            <text:p>0,38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0.391" calcext:value-type="float">
            <text:p>0,391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0.392" calcext:value-type="float">
            <text:p>0,392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0.393" calcext:value-type="float">
            <text:p>0,393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0.394" calcext:value-type="float">
            <text:p>0,394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0.395" calcext:value-type="float">
            <text:p>0,395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0.398" calcext:value-type="float">
            <text:p>0,398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float" office:value="0.402" calcext:value-type="float">
            <text:p>0,402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0.403" calcext:value-type="float">
            <text:p>0,403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0.404" calcext:value-type="float">
            <text:p>0,404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0.406" calcext:value-type="float">
            <text:p>0,406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0.407" calcext:value-type="float">
            <text:p>0,407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0.409" calcext:value-type="float">
            <text:p>0,409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0.414" calcext:value-type="float">
            <text:p>0,414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0.415" calcext:value-type="float">
            <text:p>0,415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0.416" calcext:value-type="float">
            <text:p>0,416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0.418" calcext:value-type="float">
            <text:p>0,418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0.419" calcext:value-type="float">
            <text:p>0,419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0.421" calcext:value-type="float">
            <text:p>0,421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0.422" calcext:value-type="float">
            <text:p>0,422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0.424" calcext:value-type="float">
            <text:p>0,424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0.426" calcext:value-type="float">
            <text:p>0,426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0.428" calcext:value-type="float">
            <text:p>0,42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0.432" calcext:value-type="float">
            <text:p>0,432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0.434" calcext:value-type="float">
            <text:p>0,434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0.435" calcext:value-type="float">
            <text:p>0,435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0.437" calcext:value-type="float">
            <text:p>0,437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0.438" calcext:value-type="float">
            <text:p>0,438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0.439" calcext:value-type="float">
            <text:p>0,439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0.441" calcext:value-type="float">
            <text:p>0,441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0.443" calcext:value-type="float">
            <text:p>0,443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0.444" calcext:value-type="float">
            <text:p>0,444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0.446" calcext:value-type="float">
            <text:p>0,446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0.447" calcext:value-type="float">
            <text:p>0,447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0.452" calcext:value-type="float">
            <text:p>0,45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0.454" calcext:value-type="float">
            <text:p>0,454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0.457" calcext:value-type="float">
            <text:p>0,457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0.458" calcext:value-type="float">
            <text:p>0,458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0.459" calcext:value-type="float">
            <text:p>0,459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0.461" calcext:value-type="float">
            <text:p>0,461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0.462" calcext:value-type="float">
            <text:p>0,462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0.463" calcext:value-type="float">
            <text:p>0,463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0.464" calcext:value-type="float">
            <text:p>0,464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0.465" calcext:value-type="float">
            <text:p>0,465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0.466" calcext:value-type="float">
            <text:p>0,466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0.468" calcext:value-type="float">
            <text:p>0,468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0.469" calcext:value-type="float">
            <text:p>0,469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0.471" calcext:value-type="float">
            <text:p>0,471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0.472" calcext:value-type="float">
            <text:p>0,472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0.474" calcext:value-type="float">
            <text:p>0,474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float" office:value="0.476" calcext:value-type="float">
            <text:p>0,47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0.477" calcext:value-type="float">
            <text:p>0,477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0.478" calcext:value-type="float">
            <text:p>0,478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0.481" calcext:value-type="float">
            <text:p>0,481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0.482" calcext:value-type="float">
            <text:p>0,482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0.483" calcext:value-type="float">
            <text:p>0,483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0.484" calcext:value-type="float">
            <text:p>0,484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0.485" calcext:value-type="float">
            <text:p>0,485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0.486" calcext:value-type="float">
            <text:p>0,486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0.487" calcext:value-type="float">
            <text:p>0,487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0.488" calcext:value-type="float">
            <text:p>0,488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0.489" calcext:value-type="float">
            <text:p>0,489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0.492" calcext:value-type="float">
            <text:p>0,492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0.507" calcext:value-type="float">
            <text:p>0,507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0.509" calcext:value-type="float">
            <text:p>0,509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0.512" calcext:value-type="float">
            <text:p>0,51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0.514" calcext:value-type="float">
            <text:p>0,514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0.515" calcext:value-type="float">
            <text:p>0,515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0.516" calcext:value-type="float">
            <text:p>0,516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0.517" calcext:value-type="float">
            <text:p>0,51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0.518" calcext:value-type="float">
            <text:p>0,518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0.521" calcext:value-type="float">
            <text:p>0,521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0.522" calcext:value-type="float">
            <text:p>0,52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0.523" calcext:value-type="float">
            <text:p>0,523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0.526" calcext:value-type="float">
            <text:p>0,52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527" calcext:value-type="float">
            <text:p>0,527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0.531" calcext:value-type="float">
            <text:p>0,531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0.534" calcext:value-type="float">
            <text:p>0,534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0.535" calcext:value-type="float">
            <text:p>0,53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0.536" calcext:value-type="float">
            <text:p>0,536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0.537" calcext:value-type="float">
            <text:p>0,537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0.538" calcext:value-type="float">
            <text:p>0,538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0.541" calcext:value-type="float">
            <text:p>0,541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0.542" calcext:value-type="float">
            <text:p>0,542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0.543" calcext:value-type="float">
            <text:p>0,543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0.548" calcext:value-type="float">
            <text:p>0,548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0.551" calcext:value-type="float">
            <text:p>0,551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0.553" calcext:value-type="float">
            <text:p>0,553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0.555" calcext:value-type="float">
            <text:p>0,555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0.557" calcext:value-type="float">
            <text:p>0,557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0.558" calcext:value-type="float">
            <text:p>0,558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0.559" calcext:value-type="float">
            <text:p>0,55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0.561" calcext:value-type="float">
            <text:p>0,56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0.566" calcext:value-type="float">
            <text:p>0,566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0.567" calcext:value-type="float">
            <text:p>0,567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.568" calcext:value-type="float">
            <text:p>0,56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0.569" calcext:value-type="float">
            <text:p>0,569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0.571" calcext:value-type="float">
            <text:p>0,57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0.574" calcext:value-type="float">
            <text:p>0,574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0.576" calcext:value-type="float">
            <text:p>0,576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0.577" calcext:value-type="float">
            <text:p>0,57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0.578" calcext:value-type="float">
            <text:p>0,57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0.583" calcext:value-type="float">
            <text:p>0,58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0.584" calcext:value-type="float">
            <text:p>0,584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0.585" calcext:value-type="float">
            <text:p>0,585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0.586" calcext:value-type="float">
            <text:p>0,586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0.588" calcext:value-type="float">
            <text:p>0,588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0.589" calcext:value-type="float">
            <text:p>0,589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592" calcext:value-type="float">
            <text:p>0,592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0.607" calcext:value-type="float">
            <text:p>0,60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0.608" calcext:value-type="float">
            <text:p>0,60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0.609" calcext:value-type="float">
            <text:p>0,60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0.611" calcext:value-type="float">
            <text:p>0,61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0.612" calcext:value-type="float">
            <text:p>0,61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0.615" calcext:value-type="float">
            <text:p>0,615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0.617" calcext:value-type="float">
            <text:p>0,61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0.619" calcext:value-type="float">
            <text:p>0,61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0.621" calcext:value-type="float">
            <text:p>0,62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0.622" calcext:value-type="float">
            <text:p>0,62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627" calcext:value-type="float">
            <text:p>0,62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629" calcext:value-type="float">
            <text:p>0,629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0.631" calcext:value-type="float">
            <text:p>0,631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0.636" calcext:value-type="float">
            <text:p>0,63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0.642" calcext:value-type="float">
            <text:p>0,642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0.647" calcext:value-type="float">
            <text:p>0,647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0.648" calcext:value-type="float">
            <text:p>0,648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0.652" calcext:value-type="float">
            <text:p>0,65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0.653" calcext:value-type="float">
            <text:p>0,653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0.657" calcext:value-type="float">
            <text:p>0,657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0.658" calcext:value-type="float">
            <text:p>0,65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0.666" calcext:value-type="float">
            <text:p>0,666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0.673" calcext:value-type="float">
            <text:p>0,67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676" calcext:value-type="float">
            <text:p>0,67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677" calcext:value-type="float">
            <text:p>0,67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0.681" calcext:value-type="float">
            <text:p>0,68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0.682" calcext:value-type="float">
            <text:p>0,68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0.684" calcext:value-type="float">
            <text:p>0,68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0.685" calcext:value-type="float">
            <text:p>0,685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0.687" calcext:value-type="float">
            <text:p>0,68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0.688" calcext:value-type="float">
            <text:p>0,68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0.689" calcext:value-type="float">
            <text:p>0,68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0.694" calcext:value-type="float">
            <text:p>0,69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0.695" calcext:value-type="float">
            <text:p>0,695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0.699" calcext:value-type="float">
            <text:p>0,69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0.704" calcext:value-type="float">
            <text:p>0,70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0.705" calcext:value-type="float">
            <text:p>0,705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0.708" calcext:value-type="float">
            <text:p>0,70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711" calcext:value-type="float">
            <text:p>0,71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.714" calcext:value-type="float">
            <text:p>0,71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0.716" calcext:value-type="float">
            <text:p>0,71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717" calcext:value-type="float">
            <text:p>0,71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722" calcext:value-type="float">
            <text:p>0,72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0.724" calcext:value-type="float">
            <text:p>0,72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.727" calcext:value-type="float">
            <text:p>0,72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0.729" calcext:value-type="float">
            <text:p>0,72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733" calcext:value-type="float">
            <text:p>0,73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0.736" calcext:value-type="float">
            <text:p>0,73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0.738" calcext:value-type="float">
            <text:p>0,73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739" calcext:value-type="float">
            <text:p>0,73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741" calcext:value-type="float">
            <text:p>0,74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0.744" calcext:value-type="float">
            <text:p>0,74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0.745" calcext:value-type="float">
            <text:p>0,74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0.755" calcext:value-type="float">
            <text:p>0,75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758" calcext:value-type="float">
            <text:p>0,75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0.764" calcext:value-type="float">
            <text:p>0,76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769" calcext:value-type="float">
            <text:p>0,76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777" calcext:value-type="float">
            <text:p>0,77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781" calcext:value-type="float">
            <text:p>0,78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782" calcext:value-type="float">
            <text:p>0,7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784" calcext:value-type="float">
            <text:p>0,78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785" calcext:value-type="float">
            <text:p>0,78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789" calcext:value-type="float">
            <text:p>0,78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791" calcext:value-type="float">
            <text:p>0,79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812" calcext:value-type="float">
            <text:p>0,8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813" calcext:value-type="float">
            <text:p>0,8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814" calcext:value-type="float">
            <text:p>0,8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815" calcext:value-type="float">
            <text:p>0,81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8" calcext:value-type="float">
            <text:p>0,8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823" calcext:value-type="float">
            <text:p>0,8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826" calcext:value-type="float">
            <text:p>0,8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833" calcext:value-type="float">
            <text:p>0,8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837" calcext:value-type="float">
            <text:p>0,8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842" calcext:value-type="float">
            <text:p>0,8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846" calcext:value-type="float">
            <text:p>0,8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851" calcext:value-type="float">
            <text:p>0,8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852" calcext:value-type="float">
            <text:p>0,85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857" calcext:value-type="float">
            <text:p>0,8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861" calcext:value-type="float">
            <text:p>0,8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864" calcext:value-type="float">
            <text:p>0,8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866" calcext:value-type="float">
            <text:p>0,8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872" calcext:value-type="float">
            <text:p>0,8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878" calcext:value-type="float">
            <text:p>0,8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882" calcext:value-type="float">
            <text:p>0,8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888" calcext:value-type="float">
            <text:p>0,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903" calcext:value-type="float">
            <text:p>0,9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909" calcext:value-type="float">
            <text:p>0,9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923" calcext:value-type="float">
            <text:p>0,9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928" calcext:value-type="float">
            <text:p>0,9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33" calcext:value-type="float">
            <text:p>0,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41" calcext:value-type="float">
            <text:p>0,9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47" calcext:value-type="float">
            <text:p>0,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df-2" table:style-name="ta1">
        <table:shapes>
          <draw:frame draw:z-index="0" draw:style-name="gr1" draw:text-style-name="P1" svg:width="159.99mm" svg:height="89.99mm" svg:x="46.16mm" svg:y="1mm">
            <loext:p draw:notify-on-update-of-ranges="'cdf-2'.A1:'cdf-2'.A100 'cdf-2'.B1:'cdf-2'.B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418" calcext:value-type="float">
            <text:p>24041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40421" calcext:value-type="float">
            <text:p>240421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240438" calcext:value-type="float">
            <text:p>240438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240495" calcext:value-type="float">
            <text:p>24049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240634" calcext:value-type="float">
            <text:p>24063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41058" calcext:value-type="float">
            <text:p>241058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241610" calcext:value-type="float">
            <text:p>24161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42599" calcext:value-type="float">
            <text:p>242599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243694" calcext:value-type="float">
            <text:p>243694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245185" calcext:value-type="float">
            <text:p>2451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45185" calcext:value-type="float">
            <text:p>24518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247402" calcext:value-type="float">
            <text:p>247402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250632" calcext:value-type="float">
            <text:p>250632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254823" calcext:value-type="float">
            <text:p>254823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256378" calcext:value-type="float">
            <text:p>25637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64909" calcext:value-type="float">
            <text:p>264909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273988" calcext:value-type="float">
            <text:p>273988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275614" calcext:value-type="float">
            <text:p>275614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279164" calcext:value-type="float">
            <text:p>279164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280256" calcext:value-type="float">
            <text:p>28025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93189" calcext:value-type="float">
            <text:p>293189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295650" calcext:value-type="float">
            <text:p>295650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300176" calcext:value-type="float">
            <text:p>300176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303286" calcext:value-type="float">
            <text:p>30328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304192" calcext:value-type="float">
            <text:p>30419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22606" calcext:value-type="float">
            <text:p>32260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325106" calcext:value-type="float">
            <text:p>32510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328492" calcext:value-type="float">
            <text:p>328492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335183" calcext:value-type="float">
            <text:p>335183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336832" calcext:value-type="float">
            <text:p>33683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41624" calcext:value-type="float">
            <text:p>341624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343707" calcext:value-type="float">
            <text:p>34370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44649" calcext:value-type="float">
            <text:p>344649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67615" calcext:value-type="float">
            <text:p>367615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368707" calcext:value-type="float">
            <text:p>36870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71133" calcext:value-type="float">
            <text:p>37113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373969" calcext:value-type="float">
            <text:p>373969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378240" calcext:value-type="float">
            <text:p>378240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380568" calcext:value-type="float">
            <text:p>380568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381231" calcext:value-type="float">
            <text:p>38123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90210" calcext:value-type="float">
            <text:p>390210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392358" calcext:value-type="float">
            <text:p>392358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397059" calcext:value-type="float">
            <text:p>397059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398128" calcext:value-type="float">
            <text:p>398128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400797" calcext:value-type="float">
            <text:p>40079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402852" calcext:value-type="float">
            <text:p>402852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404590" calcext:value-type="float">
            <text:p>404590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405825" calcext:value-type="float">
            <text:p>405825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406457" calcext:value-type="float">
            <text:p>406457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406562" calcext:value-type="float">
            <text:p>40656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29783" calcext:value-type="float">
            <text:p>429783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430263" calcext:value-type="float">
            <text:p>43026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31323" calcext:value-type="float">
            <text:p>431323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432592" calcext:value-type="float">
            <text:p>432592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433776" calcext:value-type="float">
            <text:p>43377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435478" calcext:value-type="float">
            <text:p>435478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436119" calcext:value-type="float">
            <text:p>436119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438524" calcext:value-type="float">
            <text:p>43852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439476" calcext:value-type="float">
            <text:p>43947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439739" calcext:value-type="float">
            <text:p>43973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43720" calcext:value-type="float">
            <text:p>443720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444488" calcext:value-type="float">
            <text:p>444488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45902" calcext:value-type="float">
            <text:p>445902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446701" calcext:value-type="float">
            <text:p>446701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447277" calcext:value-type="float">
            <text:p>44727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447614" calcext:value-type="float">
            <text:p>447614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453808" calcext:value-type="float">
            <text:p>45380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453947" calcext:value-type="float">
            <text:p>45394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454350" calcext:value-type="float">
            <text:p>454350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454678" calcext:value-type="float">
            <text:p>45467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55313" calcext:value-type="float">
            <text:p>45531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456332" calcext:value-type="float">
            <text:p>456332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456755" calcext:value-type="float">
            <text:p>456755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456998" calcext:value-type="float">
            <text:p>45699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457065" calcext:value-type="float">
            <text:p>45706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59410" calcext:value-type="float">
            <text:p>459410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459663" calcext:value-type="float">
            <text:p>459663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460020" calcext:value-type="float">
            <text:p>460020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460210" calcext:value-type="float">
            <text:p>460210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460259" calcext:value-type="float">
            <text:p>46025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61359" calcext:value-type="float">
            <text:p>461359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461556" calcext:value-type="float">
            <text:p>461556</text:p>
          </table:table-cell>
        </table:table-row>
        <table:table-row table:style-name="ro1">
          <table:table-cell office:value-type="float" office:value="0.820000000000001" calcext:value-type="float">
            <text:p>0,82</text:p>
          </table:table-cell>
          <table:table-cell office:value-type="float" office:value="461639" calcext:value-type="float">
            <text:p>461639</text:p>
          </table:table-cell>
        </table:table-row>
        <table:table-row table:style-name="ro1">
          <table:table-cell office:value-type="float" office:value="0.830000000000001" calcext:value-type="float">
            <text:p>0,83</text:p>
          </table:table-cell>
          <table:table-cell office:value-type="float" office:value="462177" calcext:value-type="float">
            <text:p>462177</text:p>
          </table:table-cell>
        </table:table-row>
        <table:table-row table:style-name="ro1">
          <table:table-cell office:value-type="float" office:value="0.840000000000001" calcext:value-type="float">
            <text:p>0,84</text:p>
          </table:table-cell>
          <table:table-cell office:value-type="float" office:value="462275" calcext:value-type="float">
            <text:p>462275</text:p>
          </table:table-cell>
        </table:table-row>
        <table:table-row table:style-name="ro1">
          <table:table-cell office:value-type="float" office:value="0.850000000000001" calcext:value-type="float">
            <text:p>0,85</text:p>
          </table:table-cell>
          <table:table-cell office:value-type="float" office:value="462594" calcext:value-type="float">
            <text:p>462594</text:p>
          </table:table-cell>
        </table:table-row>
        <table:table-row table:style-name="ro1">
          <table:table-cell office:value-type="float" office:value="0.860000000000001" calcext:value-type="float">
            <text:p>0,86</text:p>
          </table:table-cell>
          <table:table-cell office:value-type="float" office:value="462664" calcext:value-type="float">
            <text:p>462664</text:p>
          </table:table-cell>
        </table:table-row>
        <table:table-row table:style-name="ro1">
          <table:table-cell office:value-type="float" office:value="0.870000000000001" calcext:value-type="float">
            <text:p>0,87</text:p>
          </table:table-cell>
          <table:table-cell office:value-type="float" office:value="462848" calcext:value-type="float">
            <text:p>462848</text:p>
          </table:table-cell>
        </table:table-row>
        <table:table-row table:style-name="ro1">
          <table:table-cell office:value-type="float" office:value="0.880000000000001" calcext:value-type="float">
            <text:p>0,88</text:p>
          </table:table-cell>
          <table:table-cell office:value-type="float" office:value="462970" calcext:value-type="float">
            <text:p>462970</text:p>
          </table:table-cell>
        </table:table-row>
        <table:table-row table:style-name="ro1">
          <table:table-cell office:value-type="float" office:value="0.890000000000001" calcext:value-type="float">
            <text:p>0,89</text:p>
          </table:table-cell>
          <table:table-cell office:value-type="float" office:value="462994" calcext:value-type="float">
            <text:p>462994</text:p>
          </table:table-cell>
        </table:table-row>
        <table:table-row table:style-name="ro1">
          <table:table-cell office:value-type="float" office:value="0.900000000000001" calcext:value-type="float">
            <text:p>0,9</text:p>
          </table:table-cell>
          <table:table-cell office:value-type="float" office:value="463108" calcext:value-type="float">
            <text:p>463108</text:p>
          </table:table-cell>
        </table:table-row>
        <table:table-row table:style-name="ro1">
          <table:table-cell office:value-type="float" office:value="0.910000000000001" calcext:value-type="float">
            <text:p>0,91</text:p>
          </table:table-cell>
          <table:table-cell office:value-type="float" office:value="463155" calcext:value-type="float">
            <text:p>463155</text:p>
          </table:table-cell>
        </table:table-row>
        <table:table-row table:style-name="ro1">
          <table:table-cell office:value-type="float" office:value="0.920000000000001" calcext:value-type="float">
            <text:p>0,92</text:p>
          </table:table-cell>
          <table:table-cell office:value-type="float" office:value="463198" calcext:value-type="float">
            <text:p>463198</text:p>
          </table:table-cell>
        </table:table-row>
        <table:table-row table:style-name="ro1">
          <table:table-cell office:value-type="float" office:value="0.930000000000001" calcext:value-type="float">
            <text:p>0,93</text:p>
          </table:table-cell>
          <table:table-cell office:value-type="float" office:value="463224" calcext:value-type="float">
            <text:p>463224</text:p>
          </table:table-cell>
        </table:table-row>
        <table:table-row table:style-name="ro1">
          <table:table-cell office:value-type="float" office:value="0.940000000000001" calcext:value-type="float">
            <text:p>0,94</text:p>
          </table:table-cell>
          <table:table-cell office:value-type="float" office:value="463246" calcext:value-type="float">
            <text:p>463246</text:p>
          </table:table-cell>
        </table:table-row>
        <table:table-row table:style-name="ro1">
          <table:table-cell office:value-type="float" office:value="0.950000000000001" calcext:value-type="float">
            <text:p>0,95</text:p>
          </table:table-cell>
          <table:table-cell office:value-type="float" office:value="463259" calcext:value-type="float">
            <text:p>463259</text:p>
          </table:table-cell>
        </table:table-row>
        <table:table-row table:style-name="ro1">
          <table:table-cell office:value-type="float" office:value="0.960000000000001" calcext:value-type="float">
            <text:p>0,96</text:p>
          </table:table-cell>
          <table:table-cell office:value-type="float" office:value="463264" calcext:value-type="float">
            <text:p>463264</text:p>
          </table:table-cell>
        </table:table-row>
        <table:table-row table:style-name="ro1">
          <table:table-cell office:value-type="float" office:value="0.970000000000001" calcext:value-type="float">
            <text:p>0,97</text:p>
          </table:table-cell>
          <table:table-cell office:value-type="float" office:value="463266" calcext:value-type="float">
            <text:p>463266</text:p>
          </table:table-cell>
        </table:table-row>
        <table:table-row table:style-name="ro1">
          <table:table-cell office:value-type="float" office:value="0.980000000000001" calcext:value-type="float">
            <text:p>0,98</text:p>
          </table:table-cell>
          <table:table-cell office:value-type="float" office:value="463267" calcext:value-type="float">
            <text:p>463267</text:p>
          </table:table-cell>
        </table:table-row>
        <table:table-row table:style-name="ro1">
          <table:table-cell office:value-type="float" office:value="0.990000000000001" calcext:value-type="float">
            <text:p>0,99</text:p>
          </table:table-cell>
          <table:table-cell office:value-type="float" office:value="463269" calcext:value-type="float">
            <text:p>463269</text:p>
          </table:table-cell>
        </table:table-row>
      </table:table>
      <table:table table:name="pdf" table:style-name="ta1">
        <table:shapes>
          <draw:frame draw:z-index="0" draw:style-name="gr1" draw:text-style-name="P1" svg:width="159.99mm" svg:height="89.99mm" svg:x="68.74mm" svg:y="1mm">
            <loext:p draw:notify-on-update-of-ranges="pdf.A1:pdf.A101 pdf.C1:pdf.C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418" calcext:value-type="float">
            <text:p>240418</text:p>
          </table:table-cell>
          <table:table-cell table:formula="of:=[.B1]/[.D$1]" office:value-type="float" office:value="0.518872464912905" calcext:value-type="float">
            <text:p>0,51887</text:p>
          </table:table-cell>
          <table:table-cell table:formula="of:=SUM([.B1:.B101])" office:value-type="float" office:value="463347" calcext:value-type="float">
            <text:p>46334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[.B2]/[.D$1]" office:value-type="float" office:value="0.00000647462916561454" calcext:value-type="float">
            <text:p>0,00001</text:p>
          </table:table-cell>
          <table:table-cell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7" calcext:value-type="float">
            <text:p>17</text:p>
          </table:table-cell>
          <table:table-cell table:formula="of:=[.B3]/[.D$1]" office:value-type="float" office:value="0.0000366895652718157" calcext:value-type="float">
            <text:p>0,00004</text:p>
          </table:table-cell>
          <table:table-cell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57" calcext:value-type="float">
            <text:p>57</text:p>
          </table:table-cell>
          <table:table-cell table:formula="of:=[.B4]/[.D$1]" office:value-type="float" office:value="0.000123017954146676" calcext:value-type="float">
            <text:p>0,00012</text:p>
          </table:table-cell>
          <table:table-cell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39" calcext:value-type="float">
            <text:p>139</text:p>
          </table:table-cell>
          <table:table-cell table:formula="of:=[.B5]/[.D$1]" office:value-type="float" office:value="0.00029999115134014" calcext:value-type="float">
            <text:p>0,00030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424" calcext:value-type="float">
            <text:p>424</text:p>
          </table:table-cell>
          <table:table-cell table:formula="of:=[.B6]/[.D$1]" office:value-type="float" office:value="0.000915080922073522" calcext:value-type="float">
            <text:p>0,00092</text:p>
          </table:table-cell>
          <table:table-cell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552" calcext:value-type="float">
            <text:p>552</text:p>
          </table:table-cell>
          <table:table-cell table:formula="of:=[.B7]/[.D$1]" office:value-type="float" office:value="0.00119133176647308" calcext:value-type="float">
            <text:p>0,00119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989" calcext:value-type="float">
            <text:p>989</text:p>
          </table:table-cell>
          <table:table-cell table:formula="of:=[.B8]/[.D$1]" office:value-type="float" office:value="0.00213446941493093" calcext:value-type="float">
            <text:p>0,00213</text:p>
          </table:table-cell>
          <table:table-cell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095" calcext:value-type="float">
            <text:p>1095</text:p>
          </table:table-cell>
          <table:table-cell table:formula="of:=[.B9]/[.D$1]" office:value-type="float" office:value="0.00236323964544931" calcext:value-type="float">
            <text:p>0,00236</text:p>
          </table:table-cell>
          <table:table-cell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491" calcext:value-type="float">
            <text:p>1491</text:p>
          </table:table-cell>
          <table:table-cell table:formula="of:=[.B10]/[.D$1]" office:value-type="float" office:value="0.00321789069531043" calcext:value-type="float">
            <text:p>0,00322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217" calcext:value-type="float">
            <text:p>2217</text:p>
          </table:table-cell>
          <table:table-cell table:formula="of:=[.B11]/[.D$1]" office:value-type="float" office:value="0.00478475095338914" calcext:value-type="float">
            <text:p>0,00478</text:p>
          </table:table-cell>
          <table:table-cell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3230" calcext:value-type="float">
            <text:p>3230</text:p>
          </table:table-cell>
          <table:table-cell table:formula="of:=[.B12]/[.D$1]" office:value-type="float" office:value="0.00697101740164499" calcext:value-type="float">
            <text:p>0,00697</text:p>
          </table:table-cell>
          <table:table-cell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4191" calcext:value-type="float">
            <text:p>4191</text:p>
          </table:table-cell>
          <table:table-cell table:formula="of:=[.B13]/[.D$1]" office:value-type="float" office:value="0.00904505694436351" calcext:value-type="float">
            <text:p>0,00905</text:p>
          </table:table-cell>
          <table:table-cell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555" calcext:value-type="float">
            <text:p>1555</text:p>
          </table:table-cell>
          <table:table-cell table:formula="of:=[.B14]/[.D$1]" office:value-type="float" office:value="0.0033560161175102" calcext:value-type="float">
            <text:p>0,00336</text:p>
          </table:table-cell>
          <table:table-cell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6096" calcext:value-type="float">
            <text:p>6096</text:p>
          </table:table-cell>
          <table:table-cell table:formula="of:=[.B15]/[.D$1]" office:value-type="float" office:value="0.0131564464645287" calcext:value-type="float">
            <text:p>0,01316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435" calcext:value-type="float">
            <text:p>2435</text:p>
          </table:table-cell>
          <table:table-cell table:formula="of:=[.B16]/[.D$1]" office:value-type="float" office:value="0.00525524067275713" calcext:value-type="float">
            <text:p>0,00526</text:p>
          </table:table-cell>
          <table:table-cell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9079" calcext:value-type="float">
            <text:p>9079</text:p>
          </table:table-cell>
          <table:table-cell table:formula="of:=[.B17]/[.D$1]" office:value-type="float" office:value="0.0195943860648715" calcext:value-type="float">
            <text:p>0,01959</text:p>
          </table:table-cell>
          <table:table-cell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1626" calcext:value-type="float">
            <text:p>1626</text:p>
          </table:table-cell>
          <table:table-cell table:formula="of:=[.B18]/[.D$1]" office:value-type="float" office:value="0.00350924900776308" calcext:value-type="float">
            <text:p>0,00351</text:p>
          </table:table-cell>
          <table:table-cell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3550" calcext:value-type="float">
            <text:p>3550</text:p>
          </table:table-cell>
          <table:table-cell table:formula="of:=[.B19]/[.D$1]" office:value-type="float" office:value="0.00766164451264387" calcext:value-type="float">
            <text:p>0,00766</text:p>
          </table:table-cell>
          <table:table-cell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092" calcext:value-type="float">
            <text:p>1092</text:p>
          </table:table-cell>
          <table:table-cell table:formula="of:=[.B20]/[.D$1]" office:value-type="float" office:value="0.00235676501628369" calcext:value-type="float">
            <text:p>0,00236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933" calcext:value-type="float">
            <text:p>12933</text:p>
          </table:table-cell>
          <table:table-cell table:formula="of:=[.B21]/[.D$1]" office:value-type="float" office:value="0.0279121263329643" calcext:value-type="float">
            <text:p>0,02791</text:p>
          </table:table-cell>
          <table:table-cell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2461" calcext:value-type="float">
            <text:p>2461</text:p>
          </table:table-cell>
          <table:table-cell table:formula="of:=[.B22]/[.D$1]" office:value-type="float" office:value="0.00531135412552579" calcext:value-type="float">
            <text:p>0,00531</text:p>
          </table:table-cell>
          <table:table-cell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4526" calcext:value-type="float">
            <text:p>4526</text:p>
          </table:table-cell>
          <table:table-cell table:formula="of:=[.B23]/[.D$1]" office:value-type="float" office:value="0.00976805720119047" calcext:value-type="float">
            <text:p>0,00977</text:p>
          </table:table-cell>
          <table:table-cell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3110" calcext:value-type="float">
            <text:p>3110</text:p>
          </table:table-cell>
          <table:table-cell table:formula="of:=[.B24]/[.D$1]" office:value-type="float" office:value="0.00671203223502041" calcext:value-type="float">
            <text:p>0,00671</text:p>
          </table:table-cell>
          <table:table-cell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906" calcext:value-type="float">
            <text:p>906</text:p>
          </table:table-cell>
          <table:table-cell table:formula="of:=[.B25]/[.D$1]" office:value-type="float" office:value="0.00195533800801559" calcext:value-type="float">
            <text:p>0,00196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8414" calcext:value-type="float">
            <text:p>18414</text:p>
          </table:table-cell>
          <table:table-cell table:formula="of:=[.B26]/[.D$1]" office:value-type="float" office:value="0.039741273818542" calcext:value-type="float">
            <text:p>0,03974</text:p>
          </table:table-cell>
          <table:table-cell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2500" calcext:value-type="float">
            <text:p>2500</text:p>
          </table:table-cell>
          <table:table-cell table:formula="of:=[.B27]/[.D$1]" office:value-type="float" office:value="0.00539552430467878" calcext:value-type="float">
            <text:p>0,00540</text:p>
          </table:table-cell>
          <table:table-cell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3386" calcext:value-type="float">
            <text:p>3386</text:p>
          </table:table-cell>
          <table:table-cell table:formula="of:=[.B28]/[.D$1]" office:value-type="float" office:value="0.00730769811825694" calcext:value-type="float">
            <text:p>0,00731</text:p>
          </table:table-cell>
          <table:table-cell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6691" calcext:value-type="float">
            <text:p>6691</text:p>
          </table:table-cell>
          <table:table-cell table:formula="of:=[.B29]/[.D$1]" office:value-type="float" office:value="0.0144405812490423" calcext:value-type="float">
            <text:p>0,01444</text:p>
          </table:table-cell>
          <table:table-cell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649" calcext:value-type="float">
            <text:p>1649</text:p>
          </table:table-cell>
          <table:table-cell table:formula="of:=[.B30]/[.D$1]" office:value-type="float" office:value="0.00355888783136612" calcext:value-type="float">
            <text:p>0,00356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792" calcext:value-type="float">
            <text:p>4792</text:p>
          </table:table-cell>
          <table:table-cell table:formula="of:=[.B31]/[.D$1]" office:value-type="float" office:value="0.0103421409872083" calcext:value-type="float">
            <text:p>0,01034</text:p>
          </table:table-cell>
          <table:table-cell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2083" calcext:value-type="float">
            <text:p>2083</text:p>
          </table:table-cell>
          <table:table-cell table:formula="of:=[.B32]/[.D$1]" office:value-type="float" office:value="0.00449555085065836" calcext:value-type="float">
            <text:p>0,00450</text:p>
          </table:table-cell>
          <table:table-cell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942" calcext:value-type="float">
            <text:p>942</text:p>
          </table:table-cell>
          <table:table-cell table:formula="of:=[.B33]/[.D$1]" office:value-type="float" office:value="0.00203303355800297" calcext:value-type="float">
            <text:p>0,00203</text:p>
          </table:table-cell>
          <table:table-cell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22966" calcext:value-type="float">
            <text:p>22966</text:p>
          </table:table-cell>
          <table:table-cell table:formula="of:=[.B34]/[.D$1]" office:value-type="float" office:value="0.0495654444725012" calcext:value-type="float">
            <text:p>0,04957</text:p>
          </table:table-cell>
          <table:table-cell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1092" calcext:value-type="float">
            <text:p>1092</text:p>
          </table:table-cell>
          <table:table-cell table:formula="of:=[.B35]/[.D$1]" office:value-type="float" office:value="0.00235676501628369" calcext:value-type="float">
            <text:p>0,00236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426" calcext:value-type="float">
            <text:p>2426</text:p>
          </table:table-cell>
          <table:table-cell table:formula="of:=[.B36]/[.D$1]" office:value-type="float" office:value="0.00523581678526029" calcext:value-type="float">
            <text:p>0,00524</text:p>
          </table:table-cell>
          <table:table-cell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2836" calcext:value-type="float">
            <text:p>2836</text:p>
          </table:table-cell>
          <table:table-cell table:formula="of:=[.B37]/[.D$1]" office:value-type="float" office:value="0.00612068277122761" calcext:value-type="float">
            <text:p>0,00612</text:p>
          </table:table-cell>
          <table:table-cell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4271" calcext:value-type="float">
            <text:p>4271</text:p>
          </table:table-cell>
          <table:table-cell table:formula="of:=[.B38]/[.D$1]" office:value-type="float" office:value="0.00921771372211323" calcext:value-type="float">
            <text:p>0,00922</text:p>
          </table:table-cell>
          <table:table-cell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2328" calcext:value-type="float">
            <text:p>2328</text:p>
          </table:table-cell>
          <table:table-cell table:formula="of:=[.B39]/[.D$1]" office:value-type="float" office:value="0.00502431223251688" calcext:value-type="float">
            <text:p>0,00502</text:p>
          </table:table-cell>
          <table:table-cell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663" calcext:value-type="float">
            <text:p>663</text:p>
          </table:table-cell>
          <table:table-cell table:formula="of:=[.B40]/[.D$1]" office:value-type="float" office:value="0.00143089304560081" calcext:value-type="float">
            <text:p>0,00143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979" calcext:value-type="float">
            <text:p>8979</text:p>
          </table:table-cell>
          <table:table-cell table:formula="of:=[.B41]/[.D$1]" office:value-type="float" office:value="0.0193785650926843" calcext:value-type="float">
            <text:p>0,01938</text:p>
          </table:table-cell>
          <table:table-cell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2148" calcext:value-type="float">
            <text:p>2148</text:p>
          </table:table-cell>
          <table:table-cell table:formula="of:=[.B42]/[.D$1]" office:value-type="float" office:value="0.00463583448258001" calcext:value-type="float">
            <text:p>0,00464</text:p>
          </table:table-cell>
          <table:table-cell/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701" calcext:value-type="float">
            <text:p>4701</text:p>
          </table:table-cell>
          <table:table-cell table:formula="of:=[.B43]/[.D$1]" office:value-type="float" office:value="0.010145743902518" calcext:value-type="float">
            <text:p>0,01015</text:p>
          </table:table-cell>
          <table:table-cell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1069" calcext:value-type="float">
            <text:p>1069</text:p>
          </table:table-cell>
          <table:table-cell table:formula="of:=[.B44]/[.D$1]" office:value-type="float" office:value="0.00230712619268065" calcext:value-type="float">
            <text:p>0,00231</text:p>
          </table:table-cell>
          <table:table-cell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2669" calcext:value-type="float">
            <text:p>2669</text:p>
          </table:table-cell>
          <table:table-cell table:formula="of:=[.B45]/[.D$1]" office:value-type="float" office:value="0.00576026174767507" calcext:value-type="float">
            <text:p>0,00576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2055" calcext:value-type="float">
            <text:p>2055</text:p>
          </table:table-cell>
          <table:table-cell table:formula="of:=[.B46]/[.D$1]" office:value-type="float" office:value="0.00443512097844596" calcext:value-type="float">
            <text:p>0,00444</text:p>
          </table:table-cell>
          <table:table-cell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1738" calcext:value-type="float">
            <text:p>1738</text:p>
          </table:table-cell>
          <table:table-cell table:formula="of:=[.B47]/[.D$1]" office:value-type="float" office:value="0.00375096849661269" calcext:value-type="float">
            <text:p>0,00375</text:p>
          </table:table-cell>
          <table:table-cell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1235" calcext:value-type="float">
            <text:p>1235</text:p>
          </table:table-cell>
          <table:table-cell table:formula="of:=[.B48]/[.D$1]" office:value-type="float" office:value="0.00266538900651132" calcext:value-type="float">
            <text:p>0,00267</text:p>
          </table:table-cell>
          <table:table-cell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632" calcext:value-type="float">
            <text:p>632</text:p>
          </table:table-cell>
          <table:table-cell table:formula="of:=[.B49]/[.D$1]" office:value-type="float" office:value="0.0013639885442228" calcext:value-type="float">
            <text:p>0,00136</text:p>
          </table:table-cell>
          <table:table-cell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105" calcext:value-type="float">
            <text:p>105</text:p>
          </table:table-cell>
          <table:table-cell table:formula="of:=[.B50]/[.D$1]" office:value-type="float" office:value="0.000226612020796509" calcext:value-type="float">
            <text:p>0,00023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3221" calcext:value-type="float">
            <text:p>23221</text:p>
          </table:table-cell>
          <table:table-cell table:formula="of:=[.B51]/[.D$1]" office:value-type="float" office:value="0.0501157879515784" calcext:value-type="float">
            <text:p>0,05012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480" calcext:value-type="float">
            <text:p>480</text:p>
          </table:table-cell>
          <table:table-cell table:formula="of:=[.B52]/[.D$1]" office:value-type="float" office:value="0.00103594066649833" calcext:value-type="float">
            <text:p>0,00104</text:p>
          </table:table-cell>
          <table:table-cell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1060" calcext:value-type="float">
            <text:p>1060</text:p>
          </table:table-cell>
          <table:table-cell table:formula="of:=[.B53]/[.D$1]" office:value-type="float" office:value="0.0022877023051838" calcext:value-type="float">
            <text:p>0,00229</text:p>
          </table:table-cell>
          <table:table-cell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1269" calcext:value-type="float">
            <text:p>1269</text:p>
          </table:table-cell>
          <table:table-cell table:formula="of:=[.B54]/[.D$1]" office:value-type="float" office:value="0.00273876813705495" calcext:value-type="float">
            <text:p>0,00274</text:p>
          </table:table-cell>
          <table:table-cell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1184" calcext:value-type="float">
            <text:p>1184</text:p>
          </table:table-cell>
          <table:table-cell table:formula="of:=[.B55]/[.D$1]" office:value-type="float" office:value="0.00255532031069587" calcext:value-type="float">
            <text:p>0,00256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702" calcext:value-type="float">
            <text:p>1702</text:p>
          </table:table-cell>
          <table:table-cell table:formula="of:=[.B56]/[.D$1]" office:value-type="float" office:value="0.00367327294662532" calcext:value-type="float">
            <text:p>0,00367</text:p>
          </table:table-cell>
          <table:table-cell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641" calcext:value-type="float">
            <text:p>641</text:p>
          </table:table-cell>
          <table:table-cell table:formula="of:=[.B57]/[.D$1]" office:value-type="float" office:value="0.00138341243171964" calcext:value-type="float">
            <text:p>0,00138</text:p>
          </table:table-cell>
          <table:table-cell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2405" calcext:value-type="float">
            <text:p>2405</text:p>
          </table:table-cell>
          <table:table-cell table:formula="of:=[.B58]/[.D$1]" office:value-type="float" office:value="0.00519049438110099" calcext:value-type="float">
            <text:p>0,00519</text:p>
          </table:table-cell>
          <table:table-cell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952" calcext:value-type="float">
            <text:p>952</text:p>
          </table:table-cell>
          <table:table-cell table:formula="of:=[.B59]/[.D$1]" office:value-type="float" office:value="0.00205461565522168" calcext:value-type="float">
            <text:p>0,00205</text:p>
          </table:table-cell>
          <table:table-cell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263" calcext:value-type="float">
            <text:p>263</text:p>
          </table:table-cell>
          <table:table-cell table:formula="of:=[.B60]/[.D$1]" office:value-type="float" office:value="0.000567609156852208" calcext:value-type="float">
            <text:p>0,00057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981" calcext:value-type="float">
            <text:p>3981</text:p>
          </table:table-cell>
          <table:table-cell table:formula="of:=[.B61]/[.D$1]" office:value-type="float" office:value="0.0085918329027705" calcext:value-type="float">
            <text:p>0,00859</text:p>
          </table:table-cell>
          <table:table-cell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68" calcext:value-type="float">
            <text:p>768</text:p>
          </table:table-cell>
          <table:table-cell table:formula="of:=[.B62]/[.D$1]" office:value-type="float" office:value="0.00165750506639732" calcext:value-type="float">
            <text:p>0,00166</text:p>
          </table:table-cell>
          <table:table-cell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1414" calcext:value-type="float">
            <text:p>1414</text:p>
          </table:table-cell>
          <table:table-cell table:formula="of:=[.B63]/[.D$1]" office:value-type="float" office:value="0.00305170854672632" calcext:value-type="float">
            <text:p>0,00305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799" calcext:value-type="float">
            <text:p>799</text:p>
          </table:table-cell>
          <table:table-cell table:formula="of:=[.B64]/[.D$1]" office:value-type="float" office:value="0.00172440956777534" calcext:value-type="float">
            <text:p>0,00172</text:p>
          </table:table-cell>
          <table:table-cell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576" calcext:value-type="float">
            <text:p>576</text:p>
          </table:table-cell>
          <table:table-cell table:formula="of:=[.B65]/[.D$1]" office:value-type="float" office:value="0.00124312879979799" calcext:value-type="float">
            <text:p>0,00124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37" calcext:value-type="float">
            <text:p>337</text:p>
          </table:table-cell>
          <table:table-cell table:formula="of:=[.B66]/[.D$1]" office:value-type="float" office:value="0.0007273166762707" calcext:value-type="float">
            <text:p>0,00073</text:p>
          </table:table-cell>
          <table:table-cell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6194" calcext:value-type="float">
            <text:p>6194</text:p>
          </table:table-cell>
          <table:table-cell table:formula="of:=[.B67]/[.D$1]" office:value-type="float" office:value="0.0133679510172722" calcext:value-type="float">
            <text:p>0,01337</text:p>
          </table:table-cell>
          <table:table-cell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139" calcext:value-type="float">
            <text:p>139</text:p>
          </table:table-cell>
          <table:table-cell table:formula="of:=[.B68]/[.D$1]" office:value-type="float" office:value="0.00029999115134014" calcext:value-type="float">
            <text:p>0,00030</text:p>
          </table:table-cell>
          <table:table-cell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403" calcext:value-type="float">
            <text:p>403</text:p>
          </table:table-cell>
          <table:table-cell table:formula="of:=[.B69]/[.D$1]" office:value-type="float" office:value="0.00086975851791422" calcext:value-type="float">
            <text:p>0,00087</text:p>
          </table:table-cell>
          <table:table-cell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328" calcext:value-type="float">
            <text:p>328</text:p>
          </table:table-cell>
          <table:table-cell table:formula="of:=[.B70]/[.D$1]" office:value-type="float" office:value="0.000707892788773856" calcext:value-type="float">
            <text:p>0,00071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635" calcext:value-type="float">
            <text:p>635</text:p>
          </table:table-cell>
          <table:table-cell table:formula="of:=[.B71]/[.D$1]" office:value-type="float" office:value="0.00137046317338841" calcext:value-type="float">
            <text:p>0,00137</text:p>
          </table:table-cell>
          <table:table-cell/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1019" calcext:value-type="float">
            <text:p>1019</text:p>
          </table:table-cell>
          <table:table-cell table:formula="of:=[.B72]/[.D$1]" office:value-type="float" office:value="0.00219921570658707" calcext:value-type="float">
            <text:p>0,00220</text:p>
          </table:table-cell>
          <table:table-cell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423" calcext:value-type="float">
            <text:p>423</text:p>
          </table:table-cell>
          <table:table-cell table:formula="of:=[.B73]/[.D$1]" office:value-type="float" office:value="0.00091292271235165" calcext:value-type="float">
            <text:p>0,00091</text:p>
          </table:table-cell>
          <table:table-cell/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243" calcext:value-type="float">
            <text:p>243</text:p>
          </table:table-cell>
          <table:table-cell table:formula="of:=[.B74]/[.D$1]" office:value-type="float" office:value="0.000524444962414778" calcext:value-type="float">
            <text:p>0,00052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67" calcext:value-type="float">
            <text:p>67</text:p>
          </table:table-cell>
          <table:table-cell table:formula="of:=[.B75]/[.D$1]" office:value-type="float" office:value="0.000144600051365391" calcext:value-type="float">
            <text:p>0,00014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345" calcext:value-type="float">
            <text:p>2345</text:p>
          </table:table-cell>
          <table:table-cell table:formula="of:=[.B76]/[.D$1]" office:value-type="float" office:value="0.0050610017977887" calcext:value-type="float">
            <text:p>0,00506</text:p>
          </table:table-cell>
          <table:table-cell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253" calcext:value-type="float">
            <text:p>253</text:p>
          </table:table-cell>
          <table:table-cell table:formula="of:=[.B77]/[.D$1]" office:value-type="float" office:value="0.000546027059633493" calcext:value-type="float">
            <text:p>0,00055</text:p>
          </table:table-cell>
          <table:table-cell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357" calcext:value-type="float">
            <text:p>357</text:p>
          </table:table-cell>
          <table:table-cell table:formula="of:=[.B78]/[.D$1]" office:value-type="float" office:value="0.00077048087070813" calcext:value-type="float">
            <text:p>0,00077</text:p>
          </table:table-cell>
          <table:table-cell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190" calcext:value-type="float">
            <text:p>190</text:p>
          </table:table-cell>
          <table:table-cell table:formula="of:=[.B79]/[.D$1]" office:value-type="float" office:value="0.000410059847155588" calcext:value-type="float">
            <text:p>0,00041</text:p>
          </table:table-cell>
          <table:table-cell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49" calcext:value-type="float">
            <text:p>49</text:p>
          </table:table-cell>
          <table:table-cell table:formula="of:=[.B80]/[.D$1]" office:value-type="float" office:value="0.000105752276371704" calcext:value-type="float">
            <text:p>0,00011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100" calcext:value-type="float">
            <text:p>1100</text:p>
          </table:table-cell>
          <table:table-cell table:formula="of:=[.B81]/[.D$1]" office:value-type="float" office:value="0.00237403069405866" calcext:value-type="float">
            <text:p>0,00237</text:p>
          </table:table-cell>
          <table:table-cell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197" calcext:value-type="float">
            <text:p>197</text:p>
          </table:table-cell>
          <table:table-cell table:formula="of:=[.B82]/[.D$1]" office:value-type="float" office:value="0.000425167315208688" calcext:value-type="float">
            <text:p>0,00043</text:p>
          </table:table-cell>
          <table:table-cell/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83" calcext:value-type="float">
            <text:p>83</text:p>
          </table:table-cell>
          <table:table-cell table:formula="of:=[.B83]/[.D$1]" office:value-type="float" office:value="0.000179131406915336" calcext:value-type="float">
            <text:p>0,00018</text:p>
          </table:table-cell>
          <table:table-cell/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538" calcext:value-type="float">
            <text:p>538</text:p>
          </table:table-cell>
          <table:table-cell table:formula="of:=[.B84]/[.D$1]" office:value-type="float" office:value="0.00116111683036687" calcext:value-type="float">
            <text:p>0,00116</text:p>
          </table:table-cell>
          <table:table-cell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98" calcext:value-type="float">
            <text:p>98</text:p>
          </table:table-cell>
          <table:table-cell table:formula="of:=[.B85]/[.D$1]" office:value-type="float" office:value="0.000211504552743408" calcext:value-type="float">
            <text:p>0,00021</text:p>
          </table:table-cell>
          <table:table-cell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319" calcext:value-type="float">
            <text:p>319</text:p>
          </table:table-cell>
          <table:table-cell table:formula="of:=[.B86]/[.D$1]" office:value-type="float" office:value="0.000688468901277013" calcext:value-type="float">
            <text:p>0,00069</text:p>
          </table:table-cell>
          <table:table-cell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70" calcext:value-type="float">
            <text:p>70</text:p>
          </table:table-cell>
          <table:table-cell table:formula="of:=[.B87]/[.D$1]" office:value-type="float" office:value="0.000151074680531006" calcext:value-type="float">
            <text:p>0,00015</text:p>
          </table:table-cell>
          <table:table-cell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184" calcext:value-type="float">
            <text:p>184</text:p>
          </table:table-cell>
          <table:table-cell table:formula="of:=[.B88]/[.D$1]" office:value-type="float" office:value="0.000397110588824358" calcext:value-type="float">
            <text:p>0,00040</text:p>
          </table:table-cell>
          <table:table-cell/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122" calcext:value-type="float">
            <text:p>122</text:p>
          </table:table-cell>
          <table:table-cell table:formula="of:=[.B89]/[.D$1]" office:value-type="float" office:value="0.000263301586068325" calcext:value-type="float">
            <text:p>0,00026</text:p>
          </table:table-cell>
          <table:table-cell/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24" calcext:value-type="float">
            <text:p>24</text:p>
          </table:table-cell>
          <table:table-cell table:formula="of:=[.B90]/[.D$1]" office:value-type="float" office:value="0.0000517970333249163" calcext:value-type="float">
            <text:p>0,00005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14" calcext:value-type="float">
            <text:p>114</text:p>
          </table:table-cell>
          <table:table-cell table:formula="of:=[.B91]/[.D$1]" office:value-type="float" office:value="0.000246035908293352" calcext:value-type="float">
            <text:p>0,00025</text:p>
          </table:table-cell>
          <table:table-cell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47" calcext:value-type="float">
            <text:p>47</text:p>
          </table:table-cell>
          <table:table-cell table:formula="of:=[.B92]/[.D$1]" office:value-type="float" office:value="0.000101435856927961" calcext:value-type="float">
            <text:p>0,00010</text:p>
          </table:table-cell>
          <table:table-cell/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43" calcext:value-type="float">
            <text:p>43</text:p>
          </table:table-cell>
          <table:table-cell table:formula="of:=[.B93]/[.D$1]" office:value-type="float" office:value="0.0000928030180404751" calcext:value-type="float">
            <text:p>0,00009</text:p>
          </table:table-cell>
          <table:table-cell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26" calcext:value-type="float">
            <text:p>26</text:p>
          </table:table-cell>
          <table:table-cell table:formula="of:=[.B94]/[.D$1]" office:value-type="float" office:value="0.0000561134527686593" calcext:value-type="float">
            <text:p>0,00006</text:p>
          </table:table-cell>
          <table:table-cell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22" calcext:value-type="float">
            <text:p>22</text:p>
          </table:table-cell>
          <table:table-cell table:formula="of:=[.B95]/[.D$1]" office:value-type="float" office:value="0.0000474806138811733" calcext:value-type="float">
            <text:p>0,00005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3" calcext:value-type="float">
            <text:p>13</text:p>
          </table:table-cell>
          <table:table-cell table:formula="of:=[.B96]/[.D$1]" office:value-type="float" office:value="0.0000280567263843297" calcext:value-type="float">
            <text:p>0,00003</text:p>
          </table:table-cell>
          <table:table-cell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table:formula="of:=[.B97]/[.D$1]" office:value-type="float" office:value="0.0000107910486093576" calcext:value-type="float">
            <text:p>0,00001</text:p>
          </table:table-cell>
          <table:table-cell/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2" calcext:value-type="float">
            <text:p>2</text:p>
          </table:table-cell>
          <table:table-cell table:formula="of:=[.B98]/[.D$1]" office:value-type="float" office:value="0.00000431641944374303" calcext:value-type="float">
            <text:p>0,00000</text:p>
          </table:table-cell>
          <table:table-cell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formula="of:=[.B99]/[.D$1]" office:value-type="float" office:value="0.00000215820972187151" calcext:value-type="float">
            <text:p>0,00000</text:p>
          </table:table-cell>
          <table:table-cell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table:formula="of:=[.B100]/[.D$1]" office:value-type="float" office:value="0.00000431641944374303" calcext:value-type="float">
            <text:p>0,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B101]/[.D$1]" office:value-type="float" office:value="0.000168340358305978" calcext:value-type="float">
            <text:p>0,00017</text:p>
          </table:table-cell>
          <table:table-cell/>
        </table:table-row>
      </table:table>
      <table:table table:name="er" table:style-name="ta1">
        <table:shapes>
          <draw:frame draw:z-index="0" draw:style-name="gr1" draw:text-style-name="P1" svg:width="159.99mm" svg:height="89.99mm" svg:x="68.74mm" svg:y="1mm">
            <loext:p draw:notify-on-update-of-ranges="er.A2:er.A36 er.B1:er.B1 er.B2:er.B36 er.A2:er.A36 er.C1:er.C1 er.C2:er.C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3" calcext:value-type="float">
            <text:p>12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3" calcext:value-type="float">
            <text:p>20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2" calcext:value-type="float">
            <text:p>31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4" calcext:value-type="float">
            <text:p>42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54" calcext:value-type="float">
            <text:p>554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57" calcext:value-type="float">
            <text:p>657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55" calcext:value-type="float">
            <text:p>655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0" calcext:value-type="float">
            <text:p>74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90" calcext:value-type="float">
            <text:p>89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52" calcext:value-type="float">
            <text:p>952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65" calcext:value-type="float">
            <text:p>1065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15" calcext:value-type="float">
            <text:p>1115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69" calcext:value-type="float">
            <text:p>1169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92" calcext:value-type="float">
            <text:p>1192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81" calcext:value-type="float">
            <text:p>1181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8" calcext:value-type="float">
            <text:p>408</text:p>
          </table:table-cell>
          <table:table-cell office:value-type="float" office:value="837" calcext:value-type="float">
            <text:p>837</text:p>
          </table:table-cell>
        </table:table-row>
      </table:table>
      <table:table table:name="ba" table:style-name="ta1">
        <table:table-column table:style-name="co1" table:number-columns-repeated="2" table:default-cell-style-name="Default"/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7" calcext:value-type="float">
            <text:p>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00.00.00</text:date>, <text:time style:data-style-name="N2" text:time-value="14:58:27.352053384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49:40.015693237</meta:creation-date>
    <dc:date>2017-05-26T15:00:37.839130129</dc:date>
    <meta:editing-duration>PT22M40S</meta:editing-duration>
    <meta:editing-cycles>8</meta:editing-cycles>
    <meta:generator>LibreOffice/5.1.6.2$Linux_X86_64 LibreOffice_project/10m0$Build-2</meta:generator>
    <meta:document-statistic meta:table-count="5" meta:cell-count="17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1cm" style:legend-expansion="high" chart:style-name="ch2"/>
        <chart:plot-area chart:style-name="ch3" table:cell-range-address="'cdf-3'.A1:'cdf-3'.B549" svg:x="0.32cm" svg:y="0.18cm" svg:width="12.587cm" svg:height="8.64cm">
          <chartooo:coordinate-region svg:x="1.312cm" svg:y="0.379cm" svg:width="11.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df-3'.B1:'cdf-3'.B549" chart:class="chart:scatter">
            <chart:domain table:cell-range-address="'cdf-3'.A1:'cdf-3'.A549"/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df-3'.A1:'cdf-3'.A549</svg:desc>
                </draw:g>
              </table:table-cell>
              <table:table-cell office:value-type="float" office:value="16242">
                <text:p>16242</text:p>
                <draw:g>
                  <svg:desc>'cdf-3'.B1:'cdf-3'.B5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">
                <text:p>0.027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">
                <text:p>0.043</text:p>
              </table:table-cell>
              <table:table-cell office:value-type="float" office:value="16237">
                <text:p>1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">
                <text:p>0.048</text:p>
              </table:table-cell>
              <table:table-cell office:value-type="float" office:value="16236">
                <text:p>16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16233">
                <text:p>1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">
                <text:p>0.052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5">
                <text:p>0.055</text:p>
              </table:table-cell>
              <table:table-cell office:value-type="float" office:value="16230">
                <text:p>16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7">
                <text:p>0.057</text:p>
              </table:table-cell>
              <table:table-cell office:value-type="float" office:value="16229">
                <text:p>16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">
                <text:p>0.058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">
                <text:p>0.059</text:p>
              </table:table-cell>
              <table:table-cell office:value-type="float" office:value="16223">
                <text:p>16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">
                <text:p>0.062</text:p>
              </table:table-cell>
              <table:table-cell office:value-type="float" office:value="16216">
                <text:p>16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">
                <text:p>0.066</text:p>
              </table:table-cell>
              <table:table-cell office:value-type="float" office:value="16204">
                <text:p>1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1">
                <text:p>0.071</text:p>
              </table:table-cell>
              <table:table-cell office:value-type="float" office:value="16186">
                <text:p>16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4">
                <text:p>0.074</text:p>
              </table:table-cell>
              <table:table-cell office:value-type="float" office:value="16185">
                <text:p>16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">
                <text:p>0.076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8">
                <text:p>0.078</text:p>
              </table:table-cell>
              <table:table-cell office:value-type="float" office:value="16157">
                <text:p>16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1">
                <text:p>0.081</text:p>
              </table:table-cell>
              <table:table-cell office:value-type="float" office:value="16151">
                <text:p>16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">
                <text:p>0.083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">
                <text:p>0.085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">
                <text:p>0.086</text:p>
              </table:table-cell>
              <table:table-cell office:value-type="float" office:value="16096">
                <text:p>16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">
                <text:p>0.088</text:p>
              </table:table-cell>
              <table:table-cell office:value-type="float" office:value="16094">
                <text:p>16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">
                <text:p>0.09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">
                <text:p>0.091</text:p>
              </table:table-cell>
              <table:table-cell office:value-type="float" office:value="16026">
                <text:p>16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">
                <text:p>0.093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">
                <text:p>0.094</text:p>
              </table:table-cell>
              <table:table-cell office:value-type="float" office:value="16023">
                <text:p>16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">
                <text:p>0.095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">
                <text:p>0.098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15914">
                <text:p>15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1">
                <text:p>0.101</text:p>
              </table:table-cell>
              <table:table-cell office:value-type="float" office:value="15913">
                <text:p>15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3">
                <text:p>0.103</text:p>
              </table:table-cell>
              <table:table-cell office:value-type="float" office:value="15909">
                <text:p>15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4">
                <text:p>0.104</text:p>
              </table:table-cell>
              <table:table-cell office:value-type="float" office:value="15907">
                <text:p>15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5">
                <text:p>0.105</text:p>
              </table:table-cell>
              <table:table-cell office:value-type="float" office:value="15890">
                <text:p>158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6">
                <text:p>0.106</text:p>
              </table:table-cell>
              <table:table-cell office:value-type="float" office:value="15889">
                <text:p>15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7">
                <text:p>0.107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">
                <text:p>0.108</text:p>
              </table:table-cell>
              <table:table-cell office:value-type="float" office:value="15886">
                <text:p>15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1">
                <text:p>0.111</text:p>
              </table:table-cell>
              <table:table-cell office:value-type="float" office:value="15729">
                <text:p>15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3">
                <text:p>0.113</text:p>
              </table:table-cell>
              <table:table-cell office:value-type="float" office:value="15727">
                <text:p>15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4">
                <text:p>0.114</text:p>
              </table:table-cell>
              <table:table-cell office:value-type="float" office:value="15724">
                <text:p>157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5">
                <text:p>0.115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6">
                <text:p>0.116</text:p>
              </table:table-cell>
              <table:table-cell office:value-type="float" office:value="15713">
                <text:p>15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7">
                <text:p>0.117</text:p>
              </table:table-cell>
              <table:table-cell office:value-type="float" office:value="15690">
                <text:p>156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8">
                <text:p>0.118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9">
                <text:p>0.119</text:p>
              </table:table-cell>
              <table:table-cell office:value-type="float" office:value="15687">
                <text:p>15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">
                <text:p>0.12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1">
                <text:p>0.121</text:p>
              </table:table-cell>
              <table:table-cell office:value-type="float" office:value="15672">
                <text:p>15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">
                <text:p>0.122</text:p>
              </table:table-cell>
              <table:table-cell office:value-type="float" office:value="15669">
                <text:p>15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3">
                <text:p>0.123</text:p>
              </table:table-cell>
              <table:table-cell office:value-type="float" office:value="15667">
                <text:p>15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">
                <text:p>0.127</text:p>
              </table:table-cell>
              <table:table-cell office:value-type="float" office:value="15411">
                <text:p>15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8">
                <text:p>0.128</text:p>
              </table:table-cell>
              <table:table-cell office:value-type="float" office:value="15409">
                <text:p>15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9">
                <text:p>0.129</text:p>
              </table:table-cell>
              <table:table-cell office:value-type="float" office:value="15407">
                <text:p>1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">
                <text:p>0.13</text:p>
              </table:table-cell>
              <table:table-cell office:value-type="float" office:value="15396">
                <text:p>15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1">
                <text:p>0.131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2">
                <text:p>0.132</text:p>
              </table:table-cell>
              <table:table-cell office:value-type="float" office:value="15392">
                <text:p>15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3">
                <text:p>0.133</text:p>
              </table:table-cell>
              <table:table-cell office:value-type="float" office:value="15357">
                <text:p>1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4">
                <text:p>0.134</text:p>
              </table:table-cell>
              <table:table-cell office:value-type="float" office:value="15355">
                <text:p>15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5">
                <text:p>0.135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6">
                <text:p>0.136</text:p>
              </table:table-cell>
              <table:table-cell office:value-type="float" office:value="15339">
                <text:p>15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7">
                <text:p>0.137</text:p>
              </table:table-cell>
              <table:table-cell office:value-type="float" office:value="15332">
                <text:p>15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8">
                <text:p>0.138</text:p>
              </table:table-cell>
              <table:table-cell office:value-type="float" office:value="15328">
                <text:p>153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">
                <text:p>0.14</text:p>
              </table:table-cell>
              <table:table-cell office:value-type="float" office:value="15326">
                <text:p>15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2">
                <text:p>0.142</text:p>
              </table:table-cell>
              <table:table-cell office:value-type="float" office:value="14938">
                <text:p>14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4">
                <text:p>0.144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5">
                <text:p>0.145</text:p>
              </table:table-cell>
              <table:table-cell office:value-type="float" office:value="14935">
                <text:p>149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6">
                <text:p>0.146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8">
                <text:p>0.148</text:p>
              </table:table-cell>
              <table:table-cell office:value-type="float" office:value="14932">
                <text:p>14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">
                <text:p>0.15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1">
                <text:p>0.151</text:p>
              </table:table-cell>
              <table:table-cell office:value-type="float" office:value="14910">
                <text:p>149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2">
                <text:p>0.152</text:p>
              </table:table-cell>
              <table:table-cell office:value-type="float" office:value="14909">
                <text:p>14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3">
                <text:p>0.153</text:p>
              </table:table-cell>
              <table:table-cell office:value-type="float" office:value="14824">
                <text:p>14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6">
                <text:p>0.156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7">
                <text:p>0.157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8">
                <text:p>0.158</text:p>
              </table:table-cell>
              <table:table-cell office:value-type="float" office:value="14793">
                <text:p>14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9">
                <text:p>0.159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">
                <text:p>0.16</text:p>
              </table:table-cell>
              <table:table-cell office:value-type="float" office:value="14782">
                <text:p>14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1">
                <text:p>0.161</text:p>
              </table:table-cell>
              <table:table-cell office:value-type="float" office:value="14774">
                <text:p>14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2">
                <text:p>0.162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3">
                <text:p>0.163</text:p>
              </table:table-cell>
              <table:table-cell office:value-type="float" office:value="14765">
                <text:p>14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4">
                <text:p>0.164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6">
                <text:p>0.166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8">
                <text:p>0.168</text:p>
              </table:table-cell>
              <table:table-cell office:value-type="float" office:value="14159">
                <text:p>14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9">
                <text:p>0.169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1">
                <text:p>0.171</text:p>
              </table:table-cell>
              <table:table-cell office:value-type="float" office:value="14145">
                <text:p>14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2">
                <text:p>0.172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3">
                <text:p>0.173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4">
                <text:p>0.174</text:p>
              </table:table-cell>
              <table:table-cell office:value-type="float" office:value="14119">
                <text:p>14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5">
                <text:p>0.175</text:p>
              </table:table-cell>
              <table:table-cell office:value-type="float" office:value="14118">
                <text:p>14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6">
                <text:p>0.176</text:p>
              </table:table-cell>
              <table:table-cell office:value-type="float" office:value="14077">
                <text:p>14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7">
                <text:p>0.177</text:p>
              </table:table-cell>
              <table:table-cell office:value-type="float" office:value="14076">
                <text:p>14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8">
                <text:p>0.178</text:p>
              </table:table-cell>
              <table:table-cell office:value-type="float" office:value="14071">
                <text:p>14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9">
                <text:p>0.179</text:p>
              </table:table-cell>
              <table:table-cell office:value-type="float" office:value="14070">
                <text:p>140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">
                <text:p>0.18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1">
                <text:p>0.181</text:p>
              </table:table-cell>
              <table:table-cell office:value-type="float" office:value="13896">
                <text:p>13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2">
                <text:p>0.182</text:p>
              </table:table-cell>
              <table:table-cell office:value-type="float" office:value="13894">
                <text:p>138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3">
                <text:p>0.183</text:p>
              </table:table-cell>
              <table:table-cell office:value-type="float" office:value="13892">
                <text:p>13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4">
                <text:p>0.184</text:p>
              </table:table-cell>
              <table:table-cell office:value-type="float" office:value="13890">
                <text:p>138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5">
                <text:p>0.185</text:p>
              </table:table-cell>
              <table:table-cell office:value-type="float" office:value="13887">
                <text:p>138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6">
                <text:p>0.186</text:p>
              </table:table-cell>
              <table:table-cell office:value-type="float" office:value="13883">
                <text:p>13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7">
                <text:p>0.187</text:p>
              </table:table-cell>
              <table:table-cell office:value-type="float" office:value="13833">
                <text:p>13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8">
                <text:p>0.188</text:p>
              </table:table-cell>
              <table:table-cell office:value-type="float" office:value="13830">
                <text:p>138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9">
                <text:p>0.189</text:p>
              </table:table-cell>
              <table:table-cell office:value-type="float" office:value="13823">
                <text:p>138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">
                <text:p>0.19</text:p>
              </table:table-cell>
              <table:table-cell office:value-type="float" office:value="13801">
                <text:p>13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1">
                <text:p>0.19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">
                <text:p>0.192</text:p>
              </table:table-cell>
              <table:table-cell office:value-type="float" office:value="13791">
                <text:p>137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3">
                <text:p>0.193</text:p>
              </table:table-cell>
              <table:table-cell office:value-type="float" office:value="13783">
                <text:p>137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4">
                <text:p>0.194</text:p>
              </table:table-cell>
              <table:table-cell office:value-type="float" office:value="13773">
                <text:p>137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5">
                <text:p>0.195</text:p>
              </table:table-cell>
              <table:table-cell office:value-type="float" office:value="13764">
                <text:p>13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6">
                <text:p>0.196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8">
                <text:p>0.198</text:p>
              </table:table-cell>
              <table:table-cell office:value-type="float" office:value="13762">
                <text:p>13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12855">
                <text:p>12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1">
                <text:p>0.201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2">
                <text:p>0.202</text:p>
              </table:table-cell>
              <table:table-cell office:value-type="float" office:value="12853">
                <text:p>12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3">
                <text:p>0.203</text:p>
              </table:table-cell>
              <table:table-cell office:value-type="float" office:value="12850">
                <text:p>128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4">
                <text:p>0.204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5">
                <text:p>0.205</text:p>
              </table:table-cell>
              <table:table-cell office:value-type="float" office:value="12840">
                <text:p>128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6">
                <text:p>0.206</text:p>
              </table:table-cell>
              <table:table-cell office:value-type="float" office:value="12826">
                <text:p>12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8">
                <text:p>0.208</text:p>
              </table:table-cell>
              <table:table-cell office:value-type="float" office:value="12813">
                <text:p>12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9">
                <text:p>0.209</text:p>
              </table:table-cell>
              <table:table-cell office:value-type="float" office:value="12812">
                <text:p>12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">
                <text:p>0.21</text:p>
              </table:table-cell>
              <table:table-cell office:value-type="float" office:value="12774">
                <text:p>12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2">
                <text:p>0.212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4">
                <text:p>0.214</text:p>
              </table:table-cell>
              <table:table-cell office:value-type="float" office:value="12694">
                <text:p>126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5">
                <text:p>0.215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6">
                <text:p>0.216</text:p>
              </table:table-cell>
              <table:table-cell office:value-type="float" office:value="12689">
                <text:p>12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7">
                <text:p>0.217</text:p>
              </table:table-cell>
              <table:table-cell office:value-type="float" office:value="12664">
                <text:p>12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8">
                <text:p>0.218</text:p>
              </table:table-cell>
              <table:table-cell office:value-type="float" office:value="12651">
                <text:p>12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">
                <text:p>0.22</text:p>
              </table:table-cell>
              <table:table-cell office:value-type="float" office:value="12648">
                <text:p>12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2">
                <text:p>0.222</text:p>
              </table:table-cell>
              <table:table-cell office:value-type="float" office:value="12392">
                <text:p>12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3">
                <text:p>0.223</text:p>
              </table:table-cell>
              <table:table-cell office:value-type="float" office:value="12391">
                <text:p>12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">
                <text:p>0.224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5">
                <text:p>0.225</text:p>
              </table:table-cell>
              <table:table-cell office:value-type="float" office:value="12375">
                <text:p>12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6">
                <text:p>0.226</text:p>
              </table:table-cell>
              <table:table-cell office:value-type="float" office:value="12374">
                <text:p>123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7">
                <text:p>0.227</text:p>
              </table:table-cell>
              <table:table-cell office:value-type="float" office:value="12351">
                <text:p>123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8">
                <text:p>0.228</text:p>
              </table:table-cell>
              <table:table-cell office:value-type="float" office:value="12345">
                <text:p>123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9">
                <text:p>0.229</text:p>
              </table:table-cell>
              <table:table-cell office:value-type="float" office:value="12343">
                <text:p>123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">
                <text:p>0.23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1">
                <text:p>0.231</text:p>
              </table:table-cell>
              <table:table-cell office:value-type="float" office:value="12218">
                <text:p>122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2">
                <text:p>0.232</text:p>
              </table:table-cell>
              <table:table-cell office:value-type="float" office:value="12214">
                <text:p>122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3">
                <text:p>0.233</text:p>
              </table:table-cell>
              <table:table-cell office:value-type="float" office:value="12207">
                <text:p>122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4">
                <text:p>0.234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5">
                <text:p>0.235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6">
                <text:p>0.23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7">
                <text:p>0.237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8">
                <text:p>0.238</text:p>
              </table:table-cell>
              <table:table-cell office:value-type="float" office:value="12114">
                <text:p>12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9">
                <text:p>0.239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">
                <text:p>0.24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1">
                <text:p>0.241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2">
                <text:p>0.242</text:p>
              </table:table-cell>
              <table:table-cell office:value-type="float" office:value="12082">
                <text:p>120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3">
                <text:p>0.243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">
                <text:p>0.244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">
                <text:p>0.245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6">
                <text:p>0.246</text:p>
              </table:table-cell>
              <table:table-cell office:value-type="float" office:value="12066">
                <text:p>12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">
                <text:p>0.25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1">
                <text:p>0.251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2">
                <text:p>0.252</text:p>
              </table:table-cell>
              <table:table-cell office:value-type="float" office:value="10643">
                <text:p>106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3">
                <text:p>0.253</text:p>
              </table:table-cell>
              <table:table-cell office:value-type="float" office:value="10639">
                <text:p>106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4">
                <text:p>0.254</text:p>
              </table:table-cell>
              <table:table-cell office:value-type="float" office:value="10636">
                <text:p>10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5">
                <text:p>0.255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6">
                <text:p>0.256</text:p>
              </table:table-cell>
              <table:table-cell office:value-type="float" office:value="10629">
                <text:p>106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7">
                <text:p>0.257</text:p>
              </table:table-cell>
              <table:table-cell office:value-type="float" office:value="10623">
                <text:p>10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8">
                <text:p>0.258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9">
                <text:p>0.259</text:p>
              </table:table-cell>
              <table:table-cell office:value-type="float" office:value="10598">
                <text:p>105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6">
                <text:p>0.26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1">
                <text:p>0.261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3">
                <text:p>0.263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4">
                <text:p>0.264</text:p>
              </table:table-cell>
              <table:table-cell office:value-type="float" office:value="10544">
                <text:p>105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5">
                <text:p>0.265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6">
                <text:p>0.266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7">
                <text:p>0.267</text:p>
              </table:table-cell>
              <table:table-cell office:value-type="float" office:value="10464">
                <text:p>10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">
                <text:p>0.268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">
                <text:p>0.269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">
                <text:p>0.27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1">
                <text:p>0.271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2">
                <text:p>0.272</text:p>
              </table:table-cell>
              <table:table-cell office:value-type="float" office:value="10279">
                <text:p>102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3">
                <text:p>0.273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4">
                <text:p>0.274</text:p>
              </table:table-cell>
              <table:table-cell office:value-type="float" office:value="10276">
                <text:p>102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5">
                <text:p>0.275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6">
                <text:p>0.276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7">
                <text:p>0.277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78">
                <text:p>0.278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9">
                <text:p>0.279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">
                <text:p>0.28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1">
                <text:p>0.281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2">
                <text:p>0.282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3">
                <text:p>0.283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5">
                <text:p>0.285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6">
                <text:p>0.286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87">
                <text:p>0.287</text:p>
              </table:table-cell>
              <table:table-cell office:value-type="float" office:value="9715">
                <text:p>97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8">
                <text:p>0.288</text:p>
              </table:table-cell>
              <table:table-cell office:value-type="float" office:value="9710">
                <text:p>97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89">
                <text:p>0.289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">
                <text:p>0.29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1">
                <text:p>0.291</text:p>
              </table:table-cell>
              <table:table-cell office:value-type="float" office:value="9683">
                <text:p>96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2">
                <text:p>0.292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93">
                <text:p>0.293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4">
                <text:p>0.294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5">
                <text:p>0.295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6">
                <text:p>0.296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97">
                <text:p>0.297</text:p>
              </table:table-cell>
              <table:table-cell office:value-type="float" office:value="9622">
                <text:p>96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98">
                <text:p>0.298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">
                <text:p>0.3</text:p>
              </table:table-cell>
              <table:table-cell office:value-type="float" office:value="9417">
                <text:p>94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1">
                <text:p>0.301</text:p>
              </table:table-cell>
              <table:table-cell office:value-type="float" office:value="9414">
                <text:p>94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2">
                <text:p>0.302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3">
                <text:p>0.303</text:p>
              </table:table-cell>
              <table:table-cell office:value-type="float" office:value="9406">
                <text:p>94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4">
                <text:p>0.304</text:p>
              </table:table-cell>
              <table:table-cell office:value-type="float" office:value="9387">
                <text:p>93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05">
                <text:p>0.305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6">
                <text:p>0.306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7">
                <text:p>0.307</text:p>
              </table:table-cell>
              <table:table-cell office:value-type="float" office:value="9285">
                <text:p>92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08">
                <text:p>0.308</text:p>
              </table:table-cell>
              <table:table-cell office:value-type="float" office:value="9282">
                <text:p>92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9">
                <text:p>0.309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">
                <text:p>0.3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1">
                <text:p>0.311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2">
                <text:p>0.31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13">
                <text:p>0.31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14">
                <text:p>0.314</text:p>
              </table:table-cell>
              <table:table-cell office:value-type="float" office:value="9205">
                <text:p>92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5">
                <text:p>0.315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7">
                <text:p>0.317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8">
                <text:p>0.318</text:p>
              </table:table-cell>
              <table:table-cell office:value-type="float" office:value="9144">
                <text:p>91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19">
                <text:p>0.319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">
                <text:p>0.32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1">
                <text:p>0.321</text:p>
              </table:table-cell>
              <table:table-cell office:value-type="float" office:value="9111">
                <text:p>91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2">
                <text:p>0.322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3">
                <text:p>0.323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4">
                <text:p>0.324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5">
                <text:p>0.325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6">
                <text:p>0.326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7">
                <text:p>0.327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8">
                <text:p>0.328</text:p>
              </table:table-cell>
              <table:table-cell office:value-type="float" office:value="9083">
                <text:p>90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29">
                <text:p>0.329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">
                <text:p>0.33</text:p>
              </table:table-cell>
              <table:table-cell office:value-type="float" office:value="9079">
                <text:p>90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3">
                <text:p>0.333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6">
                <text:p>0.336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8">
                <text:p>0.338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9">
                <text:p>0.339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41">
                <text:p>0.341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42">
                <text:p>0.342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43">
                <text:p>0.343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44">
                <text:p>0.344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45">
                <text:p>0.345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46">
                <text:p>0.346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47">
                <text:p>0.347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48">
                <text:p>0.348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9">
                <text:p>0.349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5">
                <text:p>0.35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51">
                <text:p>0.351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52">
                <text:p>0.352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53">
                <text:p>0.353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4">
                <text:p>0.354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5">
                <text:p>0.355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57">
                <text:p>0.357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8">
                <text:p>0.358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6">
                <text:p>0.36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61">
                <text:p>0.361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62">
                <text:p>0.362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63">
                <text:p>0.363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65">
                <text:p>0.365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66">
                <text:p>0.366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67">
                <text:p>0.367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68">
                <text:p>0.368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69">
                <text:p>0.369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">
                <text:p>0.3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1">
                <text:p>0.371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2">
                <text:p>0.372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5">
                <text:p>0.375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7">
                <text:p>0.377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8">
                <text:p>0.378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9">
                <text:p>0.379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8">
                <text:p>0.38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1">
                <text:p>0.381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2">
                <text:p>0.382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83">
                <text:p>0.383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84">
                <text:p>0.384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6">
                <text:p>0.386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7">
                <text:p>0.387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8">
                <text:p>0.3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9">
                <text:p>0.39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1">
                <text:p>0.39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2">
                <text:p>0.392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93">
                <text:p>0.393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4">
                <text:p>0.394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95">
                <text:p>0.395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96">
                <text:p>0.396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98">
                <text:p>0.398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">
                <text:p>0.4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02">
                <text:p>0.402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03">
                <text:p>0.403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04">
                <text:p>0.404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5">
                <text:p>0.405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6">
                <text:p>0.406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07">
                <text:p>0.407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09">
                <text:p>0.409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1">
                <text:p>0.41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11">
                <text:p>0.41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13">
                <text:p>0.413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14">
                <text:p>0.414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15">
                <text:p>0.415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16">
                <text:p>0.416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18">
                <text:p>0.418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19">
                <text:p>0.419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1">
                <text:p>0.421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22">
                <text:p>0.422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3">
                <text:p>0.42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24">
                <text:p>0.424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25">
                <text:p>0.425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26">
                <text:p>0.426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8">
                <text:p>0.428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1">
                <text:p>0.431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32">
                <text:p>0.432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33">
                <text:p>0.433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34">
                <text:p>0.434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5">
                <text:p>0.435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7">
                <text:p>0.437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38">
                <text:p>0.438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9">
                <text:p>0.43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4">
                <text:p>0.4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41">
                <text:p>0.44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43">
                <text:p>0.443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44">
                <text:p>0.444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46">
                <text:p>0.446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47">
                <text:p>0.447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48">
                <text:p>0.448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5">
                <text:p>0.45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1">
                <text:p>0.451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2">
                <text:p>0.45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54">
                <text:p>0.454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55">
                <text:p>0.455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57">
                <text:p>0.457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58">
                <text:p>0.458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59">
                <text:p>0.459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6">
                <text:p>0.46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1">
                <text:p>0.461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2">
                <text:p>0.46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3">
                <text:p>0.4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64">
                <text:p>0.464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5">
                <text:p>0.465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66">
                <text:p>0.466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8">
                <text:p>0.468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9">
                <text:p>0.469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7">
                <text:p>0.47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71">
                <text:p>0.471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72">
                <text:p>0.472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73">
                <text:p>0.47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74">
                <text:p>0.474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76">
                <text:p>0.476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77">
                <text:p>0.47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78">
                <text:p>0.478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">
                <text:p>0.48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81">
                <text:p>0.481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82">
                <text:p>0.482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83">
                <text:p>0.483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84">
                <text:p>0.48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85">
                <text:p>0.485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86">
                <text:p>0.486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87">
                <text:p>0.487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88">
                <text:p>0.488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89">
                <text:p>0.489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9">
                <text:p>0.4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92">
                <text:p>0.492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07">
                <text:p>0.507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09">
                <text:p>0.509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1">
                <text:p>0.51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12">
                <text:p>0.512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13">
                <text:p>0.51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14">
                <text:p>0.514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15">
                <text:p>0.515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16">
                <text:p>0.516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17">
                <text:p>0.517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18">
                <text:p>0.518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19">
                <text:p>0.519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2">
                <text:p>0.52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21">
                <text:p>0.521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22">
                <text:p>0.52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23">
                <text:p>0.523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25">
                <text:p>0.52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26">
                <text:p>0.52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27">
                <text:p>0.527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29">
                <text:p>0.529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3">
                <text:p>0.53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31">
                <text:p>0.531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33">
                <text:p>0.533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34">
                <text:p>0.534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35">
                <text:p>0.53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36">
                <text:p>0.53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37">
                <text:p>0.537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38">
                <text:p>0.53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4">
                <text:p>0.54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41">
                <text:p>0.541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42">
                <text:p>0.542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43">
                <text:p>0.54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45">
                <text:p>0.545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48">
                <text:p>0.54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5">
                <text:p>0.55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51">
                <text:p>0.551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53">
                <text:p>0.553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55">
                <text:p>0.555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57">
                <text:p>0.557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58">
                <text:p>0.558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59">
                <text:p>0.559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6">
                <text:p>0.56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61">
                <text:p>0.561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62">
                <text:p>0.56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65">
                <text:p>0.565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66">
                <text:p>0.56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67">
                <text:p>0.56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68">
                <text:p>0.568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69">
                <text:p>0.569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71">
                <text:p>0.57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74">
                <text:p>0.574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75">
                <text:p>0.57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76">
                <text:p>0.57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77">
                <text:p>0.577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78">
                <text:p>0.578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8">
                <text:p>0.58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81">
                <text:p>0.581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83">
                <text:p>0.58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84">
                <text:p>0.584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85">
                <text:p>0.585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86">
                <text:p>0.58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88">
                <text:p>0.588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89">
                <text:p>0.58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9">
                <text:p>0.59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92">
                <text:p>0.59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93">
                <text:p>0.59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95">
                <text:p>0.595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">
                <text:p>0.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5">
                <text:p>0.60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07">
                <text:p>0.607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08">
                <text:p>0.60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09">
                <text:p>0.609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11">
                <text:p>0.61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12">
                <text:p>0.61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15">
                <text:p>0.61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17">
                <text:p>0.61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19">
                <text:p>0.61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2">
                <text:p>0.6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21">
                <text:p>0.6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22">
                <text:p>0.62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25">
                <text:p>0.62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27">
                <text:p>0.62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29">
                <text:p>0.629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3">
                <text:p>0.6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31">
                <text:p>0.6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33">
                <text:p>0.633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36">
                <text:p>0.63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39">
                <text:p>0.63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4">
                <text:p>0.6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41">
                <text:p>0.64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42">
                <text:p>0.64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47">
                <text:p>0.64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48">
                <text:p>0.648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5">
                <text:p>0.6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52">
                <text:p>0.65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53">
                <text:p>0.65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55">
                <text:p>0.65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57">
                <text:p>0.65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58">
                <text:p>0.65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6">
                <text:p>0.66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66">
                <text:p>0.66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73">
                <text:p>0.67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75">
                <text:p>0.67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76">
                <text:p>0.67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77">
                <text:p>0.67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81">
                <text:p>0.68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82">
                <text:p>0.68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84">
                <text:p>0.68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85">
                <text:p>0.68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87">
                <text:p>0.68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88">
                <text:p>0.68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89">
                <text:p>0.68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9">
                <text:p>0.6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92">
                <text:p>0.69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94">
                <text:p>0.69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95">
                <text:p>0.69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99">
                <text:p>0.69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03">
                <text:p>0.70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04">
                <text:p>0.70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05">
                <text:p>0.70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08">
                <text:p>0.70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1">
                <text:p>0.7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11">
                <text:p>0.71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14">
                <text:p>0.71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15">
                <text:p>0.71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16">
                <text:p>0.71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7">
                <text:p>0.71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2">
                <text:p>0.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22">
                <text:p>0.7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24">
                <text:p>0.72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27">
                <text:p>0.72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29">
                <text:p>0.7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3">
                <text:p>0.7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33">
                <text:p>0.73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36">
                <text:p>0.73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38">
                <text:p>0.73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39">
                <text:p>0.73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4">
                <text:p>0.7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41">
                <text:p>0.74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44">
                <text:p>0.74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45">
                <text:p>0.74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5">
                <text:p>0.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55">
                <text:p>0.75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58">
                <text:p>0.75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6">
                <text:p>0.7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64">
                <text:p>0.76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69">
                <text:p>0.7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75">
                <text:p>0.7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77">
                <text:p>0.77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81">
                <text:p>0.7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82">
                <text:p>0.7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84">
                <text:p>0.78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85">
                <text:p>0.78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89">
                <text:p>0.7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91">
                <text:p>0.79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">
                <text:p>0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1">
                <text:p>0.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12">
                <text:p>0.8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13">
                <text:p>0.8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14">
                <text:p>0.8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5">
                <text:p>0.8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18">
                <text:p>0.8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3">
                <text:p>0.8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26">
                <text:p>0.82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33">
                <text:p>0.8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37">
                <text:p>0.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42">
                <text:p>0.8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46">
                <text:p>0.8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51">
                <text:p>0.8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52">
                <text:p>0.8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57">
                <text:p>0.8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61">
                <text:p>0.8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64">
                <text:p>0.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66">
                <text:p>0.8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72">
                <text:p>0.8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75">
                <text:p>0.8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78">
                <text:p>0.8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82">
                <text:p>0.8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88">
                <text:p>0.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">
                <text:p>0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03">
                <text:p>0.9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09">
                <text:p>0.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16">
                <text:p>0.9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23">
                <text:p>0.9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28">
                <text:p>0.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33">
                <text:p>0.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41">
                <text:p>0.9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7">
                <text:p>0.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cdf-2'.A1:'cdf-2'.B100" svg:x="0.32cm" svg:y="0.18cm" svg:width="15.36cm" svg:height="8.64cm">
          <chartooo:coordinate-region svg:x="1.682cm" svg:y="0.379cm" svg:width="13.758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df-2'.B1:'cdf-2'.B100" chart:class="chart:scatter">
            <chart:domain table:cell-range-address="'cdf-2'.A1:'cdf-2'.A100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df-2'.A1:'cdf-2'.A100</svg:desc>
                </draw:g>
              </table:table-cell>
              <table:table-cell office:value-type="float" office:value="240418">
                <text:p>240418</text:p>
                <draw:g>
                  <svg:desc>'cdf-2'.B1:'cdf-2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40421">
                <text:p>240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40438">
                <text:p>240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40495">
                <text:p>240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40634">
                <text:p>240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41058">
                <text:p>241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41610">
                <text:p>2416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42599">
                <text:p>242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43694">
                <text:p>243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45185">
                <text:p>24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5185">
                <text:p>245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47402">
                <text:p>247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50632">
                <text:p>250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54823">
                <text:p>254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56378">
                <text:p>256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64909">
                <text:p>264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73988">
                <text:p>273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75614">
                <text:p>275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79164">
                <text:p>279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80256">
                <text:p>28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93189">
                <text:p>293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95650">
                <text:p>2956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300176">
                <text:p>300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303286">
                <text:p>303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304192">
                <text:p>304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22606">
                <text:p>322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325106">
                <text:p>325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328492">
                <text:p>328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335183">
                <text:p>335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336832">
                <text:p>336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41624">
                <text:p>341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43707">
                <text:p>343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44649">
                <text:p>344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367615">
                <text:p>367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368707">
                <text:p>368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371133">
                <text:p>3711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373969">
                <text:p>373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378240">
                <text:p>3782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380568">
                <text:p>380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381231">
                <text:p>381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90210">
                <text:p>390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92358">
                <text:p>392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97059">
                <text:p>39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98128">
                <text:p>398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400797">
                <text:p>400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402852">
                <text:p>402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404590">
                <text:p>4045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405825">
                <text:p>405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406457">
                <text:p>406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406562">
                <text:p>406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429783">
                <text:p>429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430263">
                <text:p>430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431323">
                <text:p>431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432592">
                <text:p>432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433776">
                <text:p>433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435478">
                <text:p>435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436119">
                <text:p>436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438524">
                <text:p>438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439476">
                <text:p>439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439739">
                <text:p>439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443720">
                <text:p>4437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44488">
                <text:p>444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445902">
                <text:p>445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446701">
                <text:p>446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447277">
                <text:p>447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447614">
                <text:p>447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53808">
                <text:p>453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453947">
                <text:p>453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454350">
                <text:p>454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454678">
                <text:p>4546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455313">
                <text:p>455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456332">
                <text:p>456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456755">
                <text:p>456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456998">
                <text:p>456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457065">
                <text:p>457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59410">
                <text:p>4594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459663">
                <text:p>459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460020">
                <text:p>4600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460210">
                <text:p>460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460259">
                <text:p>460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61359">
                <text:p>461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461556">
                <text:p>461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461639">
                <text:p>461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462177">
                <text:p>462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462275">
                <text:p>462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462594">
                <text:p>462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462664">
                <text:p>462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462848">
                <text:p>4628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462970">
                <text:p>4629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62994">
                <text:p>462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63108">
                <text:p>463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463155">
                <text:p>463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463198">
                <text:p>463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63224">
                <text:p>4632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63246">
                <text:p>463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463259">
                <text:p>463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463264">
                <text:p>463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463266">
                <text:p>463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463267">
                <text:p>4632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463269">
                <text:p>463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1cm" style:legend-expansion="high" chart:style-name="ch2"/>
        <chart:plot-area chart:style-name="ch3" table:cell-range-address="pdf.A1:pdf.A101 pdf.C1:pdf.C101" svg:x="0.32cm" svg:y="0.18cm" svg:width="12.587cm" svg:height="8.64cm">
          <chartooo:coordinate-region svg:x="1.788cm" svg:y="0.379cm" svg:width="10.8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df.C1:pdf.C101" chart:class="chart:scatter">
            <chart:domain table:cell-range-address="pdf.A1:pdf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Oszlop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f.A1:pdf.A101</svg:desc>
                </draw:g>
              </table:table-cell>
              <table:table-cell office:value-type="float" office:value="0.518872464912905">
                <text:p>0.518872464912905</text:p>
                <draw:g>
                  <svg:desc>pdf.C1:pdf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647462916561454">
                <text:p>0.00000647462916561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366895652718157">
                <text:p>0.0000366895652718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123017954146676">
                <text:p>0.00012301795414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29999115134014">
                <text:p>0.00029999115134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915080922073522">
                <text:p>0.000915080922073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119133176647308">
                <text:p>0.00119133176647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213446941493093">
                <text:p>0.00213446941493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236323964544931">
                <text:p>0.00236323964544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321789069531043">
                <text:p>0.0032178906953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478475095338914">
                <text:p>0.00478475095338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697101740164499">
                <text:p>0.00697101740164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904505694436351">
                <text:p>0.00904505694436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33560161175102">
                <text:p>0.003356016117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131564464645287">
                <text:p>0.0131564464645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525524067275713">
                <text:p>0.00525524067275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195943860648715">
                <text:p>0.0195943860648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350924900776308">
                <text:p>0.00350924900776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766164451264387">
                <text:p>0.00766164451264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235676501628369">
                <text:p>0.00235676501628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279121263329643">
                <text:p>0.0279121263329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531135412552579">
                <text:p>0.00531135412552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976805720119047">
                <text:p>0.00976805720119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671203223502041">
                <text:p>0.00671203223502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195533800801559">
                <text:p>0.00195533800801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39741273818542">
                <text:p>0.039741273818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539552430467878">
                <text:p>0.00539552430467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730769811825694">
                <text:p>0.00730769811825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144405812490423">
                <text:p>0.0144405812490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355888783136612">
                <text:p>0.00355888783136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103421409872083">
                <text:p>0.0103421409872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449555085065836">
                <text:p>0.00449555085065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203303355800297">
                <text:p>0.00203303355800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495654444725012">
                <text:p>0.0495654444725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235676501628369">
                <text:p>0.00235676501628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523581678526029">
                <text:p>0.00523581678526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612068277122761">
                <text:p>0.00612068277122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921771372211323">
                <text:p>0.00921771372211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502431223251688">
                <text:p>0.00502431223251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143089304560081">
                <text:p>0.00143089304560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193785650926843">
                <text:p>0.0193785650926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463583448258001">
                <text:p>0.00463583448258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10145743902518">
                <text:p>0.010145743902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230712619268065">
                <text:p>0.00230712619268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576026174767507">
                <text:p>0.00576026174767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443512097844596">
                <text:p>0.00443512097844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375096849661269">
                <text:p>0.00375096849661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266538900651132">
                <text:p>0.00266538900651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13639885442228">
                <text:p>0.0013639885442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26612020796509">
                <text:p>0.000226612020796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501157879515784">
                <text:p>0.0501157879515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103594066649833">
                <text:p>0.00103594066649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22877023051838">
                <text:p>0.0022877023051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273876813705495">
                <text:p>0.002738768137054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255532031069587">
                <text:p>0.00255532031069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367327294662532">
                <text:p>0.00367327294662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138341243171964">
                <text:p>0.00138341243171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519049438110099">
                <text:p>0.00519049438110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205461565522168">
                <text:p>0.00205461565522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567609156852208">
                <text:p>0.000567609156852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85918329027705">
                <text:p>0.0085918329027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165750506639732">
                <text:p>0.00165750506639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305170854672632">
                <text:p>0.00305170854672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172440956777534">
                <text:p>0.00172440956777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124312879979799">
                <text:p>0.001243128799797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7273166762707">
                <text:p>0.0007273166762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133679510172722">
                <text:p>0.0133679510172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29999115134014">
                <text:p>0.00029999115134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86975851791422">
                <text:p>0.00086975851791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707892788773856">
                <text:p>0.000707892788773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137046317338841">
                <text:p>0.00137046317338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219921570658707">
                <text:p>0.00219921570658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91292271235165">
                <text:p>0.00091292271235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24444962414778">
                <text:p>0.000524444962414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44600051365391">
                <text:p>0.0001446000513653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50610017977887">
                <text:p>0.0050610017977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6027059633493">
                <text:p>0.000546027059633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77048087070813">
                <text:p>0.00077048087070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410059847155588">
                <text:p>0.000410059847155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05752276371704">
                <text:p>0.000105752276371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237403069405866">
                <text:p>0.00237403069405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425167315208688">
                <text:p>0.000425167315208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79131406915336">
                <text:p>0.000179131406915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116111683036687">
                <text:p>0.00116111683036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1504552743408">
                <text:p>0.000211504552743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8468901277013">
                <text:p>0.000688468901277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51074680531006">
                <text:p>0.000151074680531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97110588824358">
                <text:p>0.000397110588824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3301586068325">
                <text:p>0.00026330158606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517970333249163">
                <text:p>0.00005179703332491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46035908293352">
                <text:p>0.000246035908293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01435856927961">
                <text:p>0.000101435856927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28030180404751">
                <text:p>0.00009280301804047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561134527686593">
                <text:p>0.0000561134527686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474806138811733">
                <text:p>0.0000474806138811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80567263843297">
                <text:p>0.0000280567263843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107910486093576">
                <text:p>0.0000107910486093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431641944374303">
                <text:p>0.00000431641944374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15820972187151">
                <text:p>0.00000215820972187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431641944374303">
                <text:p>0.000004316419443743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68340358305978">
                <text:p>0.000168340358305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952cm" style:legend-expansion="high" chart:style-name="ch2"/>
        <chart:plot-area chart:style-name="ch3" table:cell-range-address="er.A2:er.C36 er.B1:er.C1" chart:data-source-has-labels="row" svg:x="0.32cm" svg:y="0.18cm" svg:width="13.646cm" svg:height="8.64cm">
          <chartooo:coordinate-region svg:x="1.312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r.B2:er.B36" chart:label-cell-address="er.B1:er.B1" chart:class="chart:scatter">
            <chart:domain table:cell-range-address="er.A2:er.A36"/>
            <chart:data-point chart:repeated="35"/>
          </chart:series>
          <chart:series chart:style-name="ch7" chart:values-cell-range-address="er.C2:er.C36" chart:label-cell-address="er.C1:er.C1" chart:class="chart:scatte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er</text:p>
                <draw:g>
                  <svg:desc>er.B1:er.B1</svg:desc>
                </draw:g>
              </table:table-cell>
              <table:table-cell office:value-type="string">
                <text:p>ba</text:p>
                <draw:g>
                  <svg:desc>er.C1: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3">
                <text:p>1983</text:p>
                <draw:g>
                  <svg:desc>er.A2:er.A36</svg:desc>
                </draw:g>
              </table:table-cell>
              <table:table-cell office:value-type="float" office:value="36">
                <text:p>36</text:p>
                <draw:g>
                  <svg:desc>er.B2:er.B36</svg:desc>
                </draw:g>
              </table:table-cell>
              <table:table-cell office:value-type="float" office:value="NaN">
                <text:p>NaN</text:p>
                <draw:g>
                  <svg:desc>er.C2:er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4">
                <text:p>198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5">
                <text:p>198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6">
                <text:p>198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7">
                <text:p>198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8">
                <text:p>198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9">
                <text:p>19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0">
                <text:p>199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1">
                <text:p>199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2">
                <text:p>199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3">
                <text:p>199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">
                <text:p>199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5">
                <text:p>199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6">
                <text:p>199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7">
                <text:p>199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8">
                <text:p>199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9">
                <text:p>199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1">
                <text:p>2001</text:p>
              </table:table-cell>
              <table:table-cell office:value-type="float" office:value="96">
                <text:p>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2">
                <text:p>2002</text:p>
              </table:table-cell>
              <table:table-cell office:value-type="float" office:value="123">
                <text:p>1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3">
                <text:p>2003</text:p>
              </table:table-cell>
              <table:table-cell office:value-type="float" office:value="203">
                <text:p>20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4">
                <text:p>2004</text:p>
              </table:table-cell>
              <table:table-cell office:value-type="float" office:value="312">
                <text:p>31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5">
                <text:p>2005</text:p>
              </table:table-cell>
              <table:table-cell office:value-type="float" office:value="424">
                <text:p>42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6">
                <text:p>2006</text:p>
              </table:table-cell>
              <table:table-cell office:value-type="float" office:value="554">
                <text:p>554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7">
                <text:p>2007</text:p>
              </table:table-cell>
              <table:table-cell office:value-type="float" office:value="657">
                <text:p>65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8">
                <text:p>2008</text:p>
              </table:table-cell>
              <table:table-cell office:value-type="float" office:value="655">
                <text:p>655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9">
                <text:p>2009</text:p>
              </table:table-cell>
              <table:table-cell office:value-type="float" office:value="740">
                <text:p>74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0">
                <text:p>2010</text:p>
              </table:table-cell>
              <table:table-cell office:value-type="float" office:value="890">
                <text:p>890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1">
                <text:p>2011</text:p>
              </table:table-cell>
              <table:table-cell office:value-type="float" office:value="952">
                <text:p>952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2">
                <text:p>2012</text:p>
              </table:table-cell>
              <table:table-cell office:value-type="float" office:value="1065">
                <text:p>106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3">
                <text:p>2013</text:p>
              </table:table-cell>
              <table:table-cell office:value-type="float" office:value="1115">
                <text:p>1115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4">
                <text:p>2014</text:p>
              </table:table-cell>
              <table:table-cell office:value-type="float" office:value="1169">
                <text:p>1169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5">
                <text:p>2015</text:p>
              </table:table-cell>
              <table:table-cell office:value-type="float" office:value="1192">
                <text:p>1192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6">
                <text:p>2016</text:p>
              </table:table-cell>
              <table:table-cell office:value-type="float" office:value="1181">
                <text:p>1181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7">
                <text:p>2017</text:p>
              </table:table-cell>
              <table:table-cell office:value-type="float" office:value="408">
                <text:p>408</text:p>
              </table:table-cell>
              <table:table-cell office:value-type="float" office:value="837">
                <text:p>8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